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3mm"/>
    </style:style>
    <style:style style:name="co2" style:family="table-column">
      <style:table-column-properties fo:break-before="auto" style:column-width="7.67mm"/>
    </style:style>
    <style:style style:name="co3" style:family="table-column">
      <style:table-column-properties fo:break-before="auto" style:column-width="120.6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7.6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arc_5f_modelli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44">
      <style:table-cell-properties fo:padding="0.71mm"/>
    </style:style>
    <style:style style:name="ce3" style:family="table-cell" style:parent-style-name="Default" style:data-style-name="N44">
      <style:table-cell-properties fo:background-color="transparent" fo:padding="0.71mm"/>
    </style:style>
    <style:style style:name="ce4" style:family="table-cell" style:parent-style-name="Default" style:data-style-name="N44">
      <style:table-cell-properties fo:background-color="#33ff99" fo:padding="0.71mm"/>
    </style:style>
    <style:style style:name="ce5" style:family="table-cell" style:parent-style-name="Default" style:data-style-name="N41">
      <style:table-cell-properties fo:padding="0.71mm"/>
    </style:style>
    <style:style style:name="ce6" style:family="table-cell" style:parent-style-name="Default" style:data-style-name="N44">
      <style:table-cell-properties fo:padding="0.71mm"/>
      <style:text-properties style:use-window-font-color="true"/>
    </style:style>
    <style:style style:name="ce7" style:family="table-cell" style:parent-style-name="Default" style:data-style-name="N41">
      <style:table-cell-properties fo:padding="0.71mm"/>
      <style:text-properties style:use-window-font-color="true"/>
    </style:style>
    <style:style style:name="ce8" style:family="table-cell" style:parent-style-name="Default" style:data-style-name="N44">
      <style:table-cell-properties fo:background-color="#66ff99" fo:padding="0.71mm"/>
    </style:style>
  </office:automatic-styles>
  <office:body>
    <office:spreadsheet>
      <table:calculation-settings table:case-sensitive="false" table:use-regular-expressions="false"/>
      <table:table table:name="arc_modell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5" table:number-columns-repeated="2" table:default-cell-style-name="ce1"/>
        <table:table-column table:style-name="co4" table:number-columns-repeated="241" table:default-cell-style-name="ce1"/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NL - Autorizzazione Lavori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style-name="ce4" office:value-type="time" office:time-value="PT34H19M05S" calcext:value-type="time">
            <text:p>34.19.05</text:p>
          </table:table-cell>
          <table:table-cell table:style-name="ce4" office:value-type="time" office:time-value="PT34H19M11S" calcext:value-type="time">
            <text:p>34.19.11</text:p>
          </table:table-cell>
          <table:table-cell table:number-columns-repeated="7"/>
          <table:table-cell table:formula="of:=&quot;update arc_modelli_old set classificazione = '&quot;&amp;IF([.D1];TEXT([.D1];&quot;[hh].mm.ss&quot;)&amp;&quot;;&quot;;&quot;&quot;)" office:value-type="string" office:string-value="update arc_modelli_old set classificazione = '34.19.07;" calcext:value-type="string">
            <text:p>update arc_modelli_old set classificazione = '34.19.07;</text:p>
          </table:table-cell>
          <table:table-cell table:formula="of:=IF([.E1];TEXT([.E1];&quot;[hh].mm.ss&quot;)&amp;&quot;;&quot;;&quot;&quot;)" office:value-type="string" office:string-value="34.19.04;" calcext:value-type="string">
            <text:p>34.19.04;</text:p>
          </table:table-cell>
          <table:table-cell table:formula="of:=IF([.F1];TEXT([.F1];&quot;[hh].mm.ss&quot;)&amp;&quot;;&quot;;&quot;&quot;)" office:value-type="string" office:string-value="34.19.05;" calcext:value-type="string">
            <text:p>34.19.05;</text:p>
          </table:table-cell>
          <table:table-cell table:formula="of:=IF([.G1];TEXT([.G1];&quot;[hh].mm.ss&quot;)&amp;&quot;;&quot;;&quot;&quot;)" office:value-type="string" office:string-value="34.19.11;" calcext:value-type="string">
            <text:p>34.19.11;</text:p>
          </table:table-cell>
          <table:table-cell table:formula="of:=IF([.H1];TEXT([.H1];&quot;[hh].mm.ss&quot;)&amp;&quot;;&quot;;&quot;&quot;)">
            <text:p/>
          </table:table-cell>
          <table:table-cell table:formula="of:=IF([.I1];TEXT([.I1];&quot;[hh].mm.ss&quot;)&amp;&quot;;&quot;;&quot;&quot;)">
            <text:p/>
          </table:table-cell>
          <table:table-cell table:formula="of:=IF([.J1];TEXT([.J1];&quot;[hh].mm.ss&quot;)&amp;&quot;;&quot;;&quot;&quot;)">
            <text:p/>
          </table:table-cell>
          <table:table-cell table:formula="of:=IF([.K1];TEXT([.K1];&quot;[hh].mm.ss&quot;)&amp;&quot;;&quot;;&quot;&quot;)">
            <text:p/>
          </table:table-cell>
          <table:table-cell table:formula="of:=IF([.L1];TEXT([.L1];&quot;[hh].mm.ss&quot;)&amp;&quot;;&quot;;&quot;&quot;)">
            <text:p/>
          </table:table-cell>
          <table:table-cell table:formula="of:=IF([.M1];TEXT([.M1];&quot;[hh].mm.ss&quot;)&amp;&quot;;&quot;;&quot;&quot;)">
            <text:p/>
          </table:table-cell>
          <table:table-cell table:formula="of:=IF([.N1];TEXT([.N1];&quot;[hh].mm.ss&quot;)&amp;&quot;;&quot;;&quot;&quot;)">
            <text:p/>
          </table:table-cell>
          <table:table-cell table:formula="of:=[.O1]&amp;[.P1]&amp;[.Q1]&amp;[.R1]&amp;[.S1]&amp;[.T1]&amp;[.U1]&amp;[.V1]&amp;[.W1]&amp;[.X1]&amp;[.Y1]&amp;&quot;' where modello = &quot;&amp;[.A1]&amp;&quot;;&quot;" office:value-type="string" office:string-value="update arc_modelli_old set classificazione = '34.19.07;34.19.04;34.19.05;34.19.11;' where modello = 2;" calcext:value-type="string">
            <text:p>update arc_modelli_old set classificazione = '34.19.07;34.19.04;34.19.05;34.19.11;' where modello = 2;</text:p>
          </table:table-cell>
          <table:table-cell table:number-columns-repeated="231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CP - Contributi in conto capitale </text:p>
          </table:table-cell>
          <table:table-cell table:style-name="ce2" office:value-type="time" office:time-value="PT34H16M10S" calcext:value-type="time">
            <text:p>34.16.10</text:p>
          </table:table-cell>
          <table:table-cell table:number-columns-repeated="10"/>
          <table:table-cell table:formula="of:=&quot;update arc_modelli_old set classificazione = '&quot;&amp;IF([.D2];TEXT([.D2];&quot;[hh].mm.ss&quot;)&amp;&quot;;&quot;;&quot;&quot;)" office:value-type="string" office:string-value="update arc_modelli_old set classificazione = '34.16.10;" calcext:value-type="string">
            <text:p>update arc_modelli_old set classificazione = '34.16.10;</text:p>
          </table:table-cell>
          <table:table-cell table:formula="of:=IF([.E2];TEXT([.E2];&quot;[hh].mm.ss&quot;)&amp;&quot;;&quot;;&quot;&quot;)">
            <text:p/>
          </table:table-cell>
          <table:table-cell table:formula="of:=IF([.F2];TEXT([.F2];&quot;[hh].mm.ss&quot;)&amp;&quot;;&quot;;&quot;&quot;)">
            <text:p/>
          </table:table-cell>
          <table:table-cell table:formula="of:=IF([.G2];TEXT([.G2];&quot;[hh].mm.ss&quot;)&amp;&quot;;&quot;;&quot;&quot;)">
            <text:p/>
          </table:table-cell>
          <table:table-cell table:formula="of:=IF([.H2];TEXT([.H2];&quot;[hh].mm.ss&quot;)&amp;&quot;;&quot;;&quot;&quot;)">
            <text:p/>
          </table:table-cell>
          <table:table-cell table:formula="of:=IF([.I2];TEXT([.I2];&quot;[hh].mm.ss&quot;)&amp;&quot;;&quot;;&quot;&quot;)">
            <text:p/>
          </table:table-cell>
          <table:table-cell table:formula="of:=IF([.J2];TEXT([.J2];&quot;[hh].mm.ss&quot;)&amp;&quot;;&quot;;&quot;&quot;)">
            <text:p/>
          </table:table-cell>
          <table:table-cell table:formula="of:=IF([.K2];TEXT([.K2];&quot;[hh].mm.ss&quot;)&amp;&quot;;&quot;;&quot;&quot;)">
            <text:p/>
          </table:table-cell>
          <table:table-cell table:formula="of:=IF([.L2];TEXT([.L2];&quot;[hh].mm.ss&quot;)&amp;&quot;;&quot;;&quot;&quot;)">
            <text:p/>
          </table:table-cell>
          <table:table-cell table:formula="of:=IF([.M2];TEXT([.M2];&quot;[hh].mm.ss&quot;)&amp;&quot;;&quot;;&quot;&quot;)">
            <text:p/>
          </table:table-cell>
          <table:table-cell table:formula="of:=IF([.N2];TEXT([.N2];&quot;[hh].mm.ss&quot;)&amp;&quot;;&quot;;&quot;&quot;)">
            <text:p/>
          </table:table-cell>
          <table:table-cell table:formula="of:=[.O2]&amp;[.P2]&amp;[.Q2]&amp;[.R2]&amp;[.S2]&amp;[.T2]&amp;[.U2]&amp;[.V2]&amp;[.W2]&amp;[.X2]&amp;[.Y2]&amp;&quot;' where modello = &quot;&amp;[.A2]&amp;&quot;;&quot;" office:value-type="string" office:string-value="update arc_modelli_old set classificazione = '34.16.10;' where modello = 6;" calcext:value-type="string">
            <text:p>update arc_modelli_old set classificazione = '34.16.10;' where modello = 6;</text:p>
          </table:table-cell>
          <table:table-cell table:number-columns-repeated="23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E - Paesaggio art. 146 proc. ordinaria</text:p>
          </table:table-cell>
          <table:table-cell table:style-name="ce3" office:value-type="time" office:time-value="PT34H19M07S" calcext:value-type="time">
            <text:p>34.19.07</text:p>
          </table:table-cell>
          <table:table-cell table:style-name="ce3" office:value-type="time" office:time-value="PT34H19M04S" calcext:value-type="time">
            <text:p>34.19.04</text:p>
          </table:table-cell>
          <table:table-cell table:style-name="ce2" office:value-type="time" office:time-value="PT34H10M02S" calcext:value-type="time">
            <text:p>34.10.02</text:p>
          </table:table-cell>
          <table:table-cell table:number-columns-repeated="8"/>
          <table:table-cell table:formula="of:=&quot;update arc_modelli_old set classificazione = '&quot;&amp;IF([.D3];TEXT([.D3];&quot;[hh].mm.ss&quot;)&amp;&quot;;&quot;;&quot;&quot;)" office:value-type="string" office:string-value="update arc_modelli_old set classificazione = '34.19.07;" calcext:value-type="string">
            <text:p>update arc_modelli_old set classificazione = '34.19.07;</text:p>
          </table:table-cell>
          <table:table-cell table:formula="of:=IF([.E3];TEXT([.E3];&quot;[hh].mm.ss&quot;)&amp;&quot;;&quot;;&quot;&quot;)" office:value-type="string" office:string-value="34.19.04;" calcext:value-type="string">
            <text:p>34.19.04;</text:p>
          </table:table-cell>
          <table:table-cell table:formula="of:=IF([.F3];TEXT([.F3];&quot;[hh].mm.ss&quot;)&amp;&quot;;&quot;;&quot;&quot;)" office:value-type="string" office:string-value="34.10.02;" calcext:value-type="string">
            <text:p>34.10.02;</text:p>
          </table:table-cell>
          <table:table-cell table:formula="of:=IF([.G3];TEXT([.G3];&quot;[hh].mm.ss&quot;)&amp;&quot;;&quot;;&quot;&quot;)">
            <text:p/>
          </table:table-cell>
          <table:table-cell table:formula="of:=IF([.H3];TEXT([.H3];&quot;[hh].mm.ss&quot;)&amp;&quot;;&quot;;&quot;&quot;)">
            <text:p/>
          </table:table-cell>
          <table:table-cell table:formula="of:=IF([.I3];TEXT([.I3];&quot;[hh].mm.ss&quot;)&amp;&quot;;&quot;;&quot;&quot;)">
            <text:p/>
          </table:table-cell>
          <table:table-cell table:formula="of:=IF([.J3];TEXT([.J3];&quot;[hh].mm.ss&quot;)&amp;&quot;;&quot;;&quot;&quot;)">
            <text:p/>
          </table:table-cell>
          <table:table-cell table:formula="of:=IF([.K3];TEXT([.K3];&quot;[hh].mm.ss&quot;)&amp;&quot;;&quot;;&quot;&quot;)">
            <text:p/>
          </table:table-cell>
          <table:table-cell table:formula="of:=IF([.L3];TEXT([.L3];&quot;[hh].mm.ss&quot;)&amp;&quot;;&quot;;&quot;&quot;)">
            <text:p/>
          </table:table-cell>
          <table:table-cell table:formula="of:=IF([.M3];TEXT([.M3];&quot;[hh].mm.ss&quot;)&amp;&quot;;&quot;;&quot;&quot;)">
            <text:p/>
          </table:table-cell>
          <table:table-cell table:formula="of:=IF([.N3];TEXT([.N3];&quot;[hh].mm.ss&quot;)&amp;&quot;;&quot;;&quot;&quot;)">
            <text:p/>
          </table:table-cell>
          <table:table-cell table:formula="of:=[.O3]&amp;[.P3]&amp;[.Q3]&amp;[.R3]&amp;[.S3]&amp;[.T3]&amp;[.U3]&amp;[.V3]&amp;[.W3]&amp;[.X3]&amp;[.Y3]&amp;&quot;' where modello = &quot;&amp;[.A3]&amp;&quot;;&quot;" office:value-type="string" office:string-value="update arc_modelli_old set classificazione = '34.19.07;34.19.04;34.10.02;' where modello = 8;" calcext:value-type="string">
            <text:p>update arc_modelli_old set classificazione = '34.19.07;34.19.04;34.10.02;' where modello = 8;</text:p>
          </table:table-cell>
          <table:table-cell table:number-columns-repeated="23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ccertamento compatibilità paesaggistica art 167</text:p>
          </table:table-cell>
          <table:table-cell table:style-name="ce4" office:value-type="time" office:time-value="PT34H10M03S" calcext:value-type="time">
            <text:p>34.10.03</text:p>
          </table:table-cell>
          <table:table-cell table:style-name="ce3"/>
          <table:table-cell table:style-name="ce2"/>
          <table:table-cell table:number-columns-repeated="8"/>
          <table:table-cell table:formula="of:=&quot;update arc_modelli_old set classificazione = '&quot;&amp;IF([.D4];TEXT([.D4];&quot;[hh].mm.ss&quot;)&amp;&quot;;&quot;;&quot;&quot;)" office:value-type="string" office:string-value="update arc_modelli_old set classificazione = '34.10.03;" calcext:value-type="string">
            <text:p>update arc_modelli_old set classificazione = '34.10.03;</text:p>
          </table:table-cell>
          <table:table-cell table:formula="of:=IF([.E4];TEXT([.E4];&quot;[hh].mm.ss&quot;)&amp;&quot;;&quot;;&quot;&quot;)">
            <text:p/>
          </table:table-cell>
          <table:table-cell table:formula="of:=IF([.F4];TEXT([.F4];&quot;[hh].mm.ss&quot;)&amp;&quot;;&quot;;&quot;&quot;)">
            <text:p/>
          </table:table-cell>
          <table:table-cell table:formula="of:=IF([.G4];TEXT([.G4];&quot;[hh].mm.ss&quot;)&amp;&quot;;&quot;;&quot;&quot;)">
            <text:p/>
          </table:table-cell>
          <table:table-cell table:formula="of:=IF([.H4];TEXT([.H4];&quot;[hh].mm.ss&quot;)&amp;&quot;;&quot;;&quot;&quot;)">
            <text:p/>
          </table:table-cell>
          <table:table-cell table:formula="of:=IF([.I4];TEXT([.I4];&quot;[hh].mm.ss&quot;)&amp;&quot;;&quot;;&quot;&quot;)">
            <text:p/>
          </table:table-cell>
          <table:table-cell table:formula="of:=IF([.J4];TEXT([.J4];&quot;[hh].mm.ss&quot;)&amp;&quot;;&quot;;&quot;&quot;)">
            <text:p/>
          </table:table-cell>
          <table:table-cell table:formula="of:=IF([.K4];TEXT([.K4];&quot;[hh].mm.ss&quot;)&amp;&quot;;&quot;;&quot;&quot;)">
            <text:p/>
          </table:table-cell>
          <table:table-cell table:formula="of:=IF([.L4];TEXT([.L4];&quot;[hh].mm.ss&quot;)&amp;&quot;;&quot;;&quot;&quot;)">
            <text:p/>
          </table:table-cell>
          <table:table-cell table:formula="of:=IF([.M4];TEXT([.M4];&quot;[hh].mm.ss&quot;)&amp;&quot;;&quot;;&quot;&quot;)">
            <text:p/>
          </table:table-cell>
          <table:table-cell table:formula="of:=IF([.N4];TEXT([.N4];&quot;[hh].mm.ss&quot;)&amp;&quot;;&quot;;&quot;&quot;)">
            <text:p/>
          </table:table-cell>
          <table:table-cell table:formula="of:=[.O4]&amp;[.P4]&amp;[.Q4]&amp;[.R4]&amp;[.S4]&amp;[.T4]&amp;[.U4]&amp;[.V4]&amp;[.W4]&amp;[.X4]&amp;[.Y4]&amp;&quot;' where modello = &quot;&amp;[.A4]&amp;&quot;;&quot;" office:value-type="string" office:string-value="update arc_modelli_old set classificazione = '34.10.03;' where modello = 9;" calcext:value-type="string">
            <text:p>update arc_modelli_old set classificazione = '34.10.03;' where modello = 9;</text:p>
          </table:table-cell>
          <table:table-cell table:number-columns-repeated="231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NL - Manifesti e cartelli pubblicitari</text:p>
          </table:table-cell>
          <table:table-cell table:style-name="ce2" office:value-type="time" office:time-value="PT34H19M13S" calcext:value-type="time">
            <text:p>34.19.13</text:p>
          </table:table-cell>
          <table:table-cell table:number-columns-repeated="10"/>
          <table:table-cell table:formula="of:=&quot;update arc_modelli_old set classificazione = '&quot;&amp;IF([.D5];TEXT([.D5];&quot;[hh].mm.ss&quot;)&amp;&quot;;&quot;;&quot;&quot;)" office:value-type="string" office:string-value="update arc_modelli_old set classificazione = '34.19.13;" calcext:value-type="string">
            <text:p>update arc_modelli_old set classificazione = '34.19.13;</text:p>
          </table:table-cell>
          <table:table-cell table:formula="of:=IF([.E5];TEXT([.E5];&quot;[hh].mm.ss&quot;)&amp;&quot;;&quot;;&quot;&quot;)">
            <text:p/>
          </table:table-cell>
          <table:table-cell table:formula="of:=IF([.F5];TEXT([.F5];&quot;[hh].mm.ss&quot;)&amp;&quot;;&quot;;&quot;&quot;)">
            <text:p/>
          </table:table-cell>
          <table:table-cell table:formula="of:=IF([.G5];TEXT([.G5];&quot;[hh].mm.ss&quot;)&amp;&quot;;&quot;;&quot;&quot;)">
            <text:p/>
          </table:table-cell>
          <table:table-cell table:formula="of:=IF([.H5];TEXT([.H5];&quot;[hh].mm.ss&quot;)&amp;&quot;;&quot;;&quot;&quot;)">
            <text:p/>
          </table:table-cell>
          <table:table-cell table:formula="of:=IF([.I5];TEXT([.I5];&quot;[hh].mm.ss&quot;)&amp;&quot;;&quot;;&quot;&quot;)">
            <text:p/>
          </table:table-cell>
          <table:table-cell table:formula="of:=IF([.J5];TEXT([.J5];&quot;[hh].mm.ss&quot;)&amp;&quot;;&quot;;&quot;&quot;)">
            <text:p/>
          </table:table-cell>
          <table:table-cell table:formula="of:=IF([.K5];TEXT([.K5];&quot;[hh].mm.ss&quot;)&amp;&quot;;&quot;;&quot;&quot;)">
            <text:p/>
          </table:table-cell>
          <table:table-cell table:formula="of:=IF([.L5];TEXT([.L5];&quot;[hh].mm.ss&quot;)&amp;&quot;;&quot;;&quot;&quot;)">
            <text:p/>
          </table:table-cell>
          <table:table-cell table:formula="of:=IF([.M5];TEXT([.M5];&quot;[hh].mm.ss&quot;)&amp;&quot;;&quot;;&quot;&quot;)">
            <text:p/>
          </table:table-cell>
          <table:table-cell table:formula="of:=IF([.N5];TEXT([.N5];&quot;[hh].mm.ss&quot;)&amp;&quot;;&quot;;&quot;&quot;)">
            <text:p/>
          </table:table-cell>
          <table:table-cell table:formula="of:=[.O5]&amp;[.P5]&amp;[.Q5]&amp;[.R5]&amp;[.S5]&amp;[.T5]&amp;[.U5]&amp;[.V5]&amp;[.W5]&amp;[.X5]&amp;[.Y5]&amp;&quot;' where modello = &quot;&amp;[.A5]&amp;&quot;;&quot;" office:value-type="string" office:string-value="update arc_modelli_old set classificazione = '34.19.13;' where modello = 10;" calcext:value-type="string">
            <text:p>update arc_modelli_old set classificazione = '34.19.13;' where modello = 10;</text:p>
          </table:table-cell>
          <table:table-cell table:number-columns-repeated="231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NZ <text:s/>- Procedure Sanzionatorie</text:p>
          </table:table-cell>
          <table:table-cell table:style-name="ce2" office:value-type="time" office:time-value="PT34H19M10S" calcext:value-type="time">
            <text:p>34.19.10</text:p>
          </table:table-cell>
          <table:table-cell table:style-name="ce8" office:value-type="time" office:time-value="PT34H19M11S" calcext:value-type="time">
            <text:p>34.19.11</text:p>
          </table:table-cell>
          <table:table-cell table:number-columns-repeated="9"/>
          <table:table-cell table:formula="of:=&quot;update arc_modelli_old set classificazione = '&quot;&amp;IF([.D6];TEXT([.D6];&quot;[hh].mm.ss&quot;)&amp;&quot;;&quot;;&quot;&quot;)" office:value-type="string" office:string-value="update arc_modelli_old set classificazione = '34.19.10;" calcext:value-type="string">
            <text:p>update arc_modelli_old set classificazione = '34.19.10;</text:p>
          </table:table-cell>
          <table:table-cell table:formula="of:=IF([.E6];TEXT([.E6];&quot;[hh].mm.ss&quot;)&amp;&quot;;&quot;;&quot;&quot;)" office:value-type="string" office:string-value="34.19.11;" calcext:value-type="string">
            <text:p>34.19.11;</text:p>
          </table:table-cell>
          <table:table-cell table:formula="of:=IF([.F6];TEXT([.F6];&quot;[hh].mm.ss&quot;)&amp;&quot;;&quot;;&quot;&quot;)">
            <text:p/>
          </table:table-cell>
          <table:table-cell table:formula="of:=IF([.G6];TEXT([.G6];&quot;[hh].mm.ss&quot;)&amp;&quot;;&quot;;&quot;&quot;)">
            <text:p/>
          </table:table-cell>
          <table:table-cell table:formula="of:=IF([.H6];TEXT([.H6];&quot;[hh].mm.ss&quot;)&amp;&quot;;&quot;;&quot;&quot;)">
            <text:p/>
          </table:table-cell>
          <table:table-cell table:formula="of:=IF([.I6];TEXT([.I6];&quot;[hh].mm.ss&quot;)&amp;&quot;;&quot;;&quot;&quot;)">
            <text:p/>
          </table:table-cell>
          <table:table-cell table:formula="of:=IF([.J6];TEXT([.J6];&quot;[hh].mm.ss&quot;)&amp;&quot;;&quot;;&quot;&quot;)">
            <text:p/>
          </table:table-cell>
          <table:table-cell table:formula="of:=IF([.K6];TEXT([.K6];&quot;[hh].mm.ss&quot;)&amp;&quot;;&quot;;&quot;&quot;)">
            <text:p/>
          </table:table-cell>
          <table:table-cell table:formula="of:=IF([.L6];TEXT([.L6];&quot;[hh].mm.ss&quot;)&amp;&quot;;&quot;;&quot;&quot;)">
            <text:p/>
          </table:table-cell>
          <table:table-cell table:formula="of:=IF([.M6];TEXT([.M6];&quot;[hh].mm.ss&quot;)&amp;&quot;;&quot;;&quot;&quot;)">
            <text:p/>
          </table:table-cell>
          <table:table-cell table:formula="of:=IF([.N6];TEXT([.N6];&quot;[hh].mm.ss&quot;)&amp;&quot;;&quot;;&quot;&quot;)">
            <text:p/>
          </table:table-cell>
          <table:table-cell table:formula="of:=[.O6]&amp;[.P6]&amp;[.Q6]&amp;[.R6]&amp;[.S6]&amp;[.T6]&amp;[.U6]&amp;[.V6]&amp;[.W6]&amp;[.X6]&amp;[.Y6]&amp;&quot;' where modello = &quot;&amp;[.A6]&amp;&quot;;&quot;" office:value-type="string" office:string-value="update arc_modelli_old set classificazione = '34.19.10;34.19.11;' where modello = 11;" calcext:value-type="string">
            <text:p>update arc_modelli_old set classificazione = '34.19.10;34.19.11;' where modello = 11;</text:p>
          </table:table-cell>
          <table:table-cell table:number-columns-repeated="23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SV - Conferenza Servizi</text:p>
          </table:table-cell>
          <table:table-cell table:style-name="ce3" office:value-type="time" office:time-value="PT04H04M19S" calcext:value-type="time">
            <text:p>04.04.19</text:p>
          </table:table-cell>
          <table:table-cell table:style-name="ce3" table:number-columns-repeated="3"/>
          <table:table-cell table:number-columns-repeated="7"/>
          <table:table-cell table:formula="of:=&quot;update arc_modelli_old set classificazione = '&quot;&amp;IF([.D7];TEXT([.D7];&quot;[hh].mm.ss&quot;)&amp;&quot;;&quot;;&quot;&quot;)" office:value-type="string" office:string-value="update arc_modelli_old set classificazione = '04.04.19;" calcext:value-type="string">
            <text:p>update arc_modelli_old set classificazione = '04.04.19;</text:p>
          </table:table-cell>
          <table:table-cell table:formula="of:=IF([.E7];TEXT([.E7];&quot;[hh].mm.ss&quot;)&amp;&quot;;&quot;;&quot;&quot;)">
            <text:p/>
          </table:table-cell>
          <table:table-cell table:formula="of:=IF([.F7];TEXT([.F7];&quot;[hh].mm.ss&quot;)&amp;&quot;;&quot;;&quot;&quot;)">
            <text:p/>
          </table:table-cell>
          <table:table-cell table:formula="of:=IF([.G7];TEXT([.G7];&quot;[hh].mm.ss&quot;)&amp;&quot;;&quot;;&quot;&quot;)">
            <text:p/>
          </table:table-cell>
          <table:table-cell table:formula="of:=IF([.H7];TEXT([.H7];&quot;[hh].mm.ss&quot;)&amp;&quot;;&quot;;&quot;&quot;)">
            <text:p/>
          </table:table-cell>
          <table:table-cell table:formula="of:=IF([.I7];TEXT([.I7];&quot;[hh].mm.ss&quot;)&amp;&quot;;&quot;;&quot;&quot;)">
            <text:p/>
          </table:table-cell>
          <table:table-cell table:formula="of:=IF([.J7];TEXT([.J7];&quot;[hh].mm.ss&quot;)&amp;&quot;;&quot;;&quot;&quot;)">
            <text:p/>
          </table:table-cell>
          <table:table-cell table:formula="of:=IF([.K7];TEXT([.K7];&quot;[hh].mm.ss&quot;)&amp;&quot;;&quot;;&quot;&quot;)">
            <text:p/>
          </table:table-cell>
          <table:table-cell table:formula="of:=IF([.L7];TEXT([.L7];&quot;[hh].mm.ss&quot;)&amp;&quot;;&quot;;&quot;&quot;)">
            <text:p/>
          </table:table-cell>
          <table:table-cell table:formula="of:=IF([.M7];TEXT([.M7];&quot;[hh].mm.ss&quot;)&amp;&quot;;&quot;;&quot;&quot;)">
            <text:p/>
          </table:table-cell>
          <table:table-cell table:formula="of:=IF([.N7];TEXT([.N7];&quot;[hh].mm.ss&quot;)&amp;&quot;;&quot;;&quot;&quot;)">
            <text:p/>
          </table:table-cell>
          <table:table-cell table:formula="of:=[.O7]&amp;[.P7]&amp;[.Q7]&amp;[.R7]&amp;[.S7]&amp;[.T7]&amp;[.U7]&amp;[.V7]&amp;[.W7]&amp;[.X7]&amp;[.Y7]&amp;&quot;' where modello = &quot;&amp;[.A7]&amp;&quot;;&quot;" office:value-type="string" office:string-value="update arc_modelli_old set classificazione = '04.04.19;' where modello = 12;" calcext:value-type="string">
            <text:p>update arc_modelli_old set classificazione = '04.04.19;' where modello = 12;</text:p>
          </table:table-cell>
          <table:table-cell table:number-columns-repeated="231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IC - Verifica d'interesse culturale</text:p>
          </table:table-cell>
          <table:table-cell table:style-name="ce2" office:value-type="time" office:time-value="PT34H07M01S" calcext:value-type="time">
            <text:p>34.07.01</text:p>
          </table:table-cell>
          <table:table-cell table:style-name="ce4" office:value-type="time" office:time-value="PT34H07M08S" calcext:value-type="time">
            <text:p>34.07.08</text:p>
          </table:table-cell>
          <table:table-cell table:number-columns-repeated="9"/>
          <table:table-cell table:formula="of:=&quot;update arc_modelli_old set classificazione = '&quot;&amp;IF([.D8];TEXT([.D8];&quot;[hh].mm.ss&quot;)&amp;&quot;;&quot;;&quot;&quot;)" office:value-type="string" office:string-value="update arc_modelli_old set classificazione = '34.07.01;" calcext:value-type="string">
            <text:p>update arc_modelli_old set classificazione = '34.07.01;</text:p>
          </table:table-cell>
          <table:table-cell table:formula="of:=IF([.E8];TEXT([.E8];&quot;[hh].mm.ss&quot;)&amp;&quot;;&quot;;&quot;&quot;)" office:value-type="string" office:string-value="34.07.08;" calcext:value-type="string">
            <text:p>34.07.08;</text:p>
          </table:table-cell>
          <table:table-cell table:formula="of:=IF([.F8];TEXT([.F8];&quot;[hh].mm.ss&quot;)&amp;&quot;;&quot;;&quot;&quot;)">
            <text:p/>
          </table:table-cell>
          <table:table-cell table:formula="of:=IF([.G8];TEXT([.G8];&quot;[hh].mm.ss&quot;)&amp;&quot;;&quot;;&quot;&quot;)">
            <text:p/>
          </table:table-cell>
          <table:table-cell table:formula="of:=IF([.H8];TEXT([.H8];&quot;[hh].mm.ss&quot;)&amp;&quot;;&quot;;&quot;&quot;)">
            <text:p/>
          </table:table-cell>
          <table:table-cell table:formula="of:=IF([.I8];TEXT([.I8];&quot;[hh].mm.ss&quot;)&amp;&quot;;&quot;;&quot;&quot;)">
            <text:p/>
          </table:table-cell>
          <table:table-cell table:formula="of:=IF([.J8];TEXT([.J8];&quot;[hh].mm.ss&quot;)&amp;&quot;;&quot;;&quot;&quot;)">
            <text:p/>
          </table:table-cell>
          <table:table-cell table:formula="of:=IF([.K8];TEXT([.K8];&quot;[hh].mm.ss&quot;)&amp;&quot;;&quot;;&quot;&quot;)">
            <text:p/>
          </table:table-cell>
          <table:table-cell table:formula="of:=IF([.L8];TEXT([.L8];&quot;[hh].mm.ss&quot;)&amp;&quot;;&quot;;&quot;&quot;)">
            <text:p/>
          </table:table-cell>
          <table:table-cell table:formula="of:=IF([.M8];TEXT([.M8];&quot;[hh].mm.ss&quot;)&amp;&quot;;&quot;;&quot;&quot;)">
            <text:p/>
          </table:table-cell>
          <table:table-cell table:formula="of:=IF([.N8];TEXT([.N8];&quot;[hh].mm.ss&quot;)&amp;&quot;;&quot;;&quot;&quot;)">
            <text:p/>
          </table:table-cell>
          <table:table-cell table:formula="of:=[.O8]&amp;[.P8]&amp;[.Q8]&amp;[.R8]&amp;[.S8]&amp;[.T8]&amp;[.U8]&amp;[.V8]&amp;[.W8]&amp;[.X8]&amp;[.Y8]&amp;&quot;' where modello = &quot;&amp;[.A8]&amp;&quot;;&quot;" office:value-type="string" office:string-value="update arc_modelli_old set classificazione = '34.07.01;34.07.08;' where modello = 13;" calcext:value-type="string">
            <text:p>update arc_modelli_old set classificazione = '34.07.01;34.07.08;' where modello = 13;</text:p>
          </table:table-cell>
          <table:table-cell table:number-columns-repeated="231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NL - Obblighi di conservazione e Interventi conservativi imposti</text:p>
          </table:table-cell>
          <table:table-cell table:style-name="ce2" office:value-type="time" office:time-value="PT34H16M10S" calcext:value-type="time">
            <text:p>34.16.10</text:p>
          </table:table-cell>
          <table:table-cell table:style-name="ce2" office:value-type="time" office:time-value="PT34H34M01S" calcext:value-type="time">
            <text:p>34.34.01</text:p>
          </table:table-cell>
          <table:table-cell table:style-name="ce4" office:value-type="time" office:time-value="PT34H19M05S" calcext:value-type="time">
            <text:p>34.19.05</text:p>
          </table:table-cell>
          <table:table-cell table:number-columns-repeated="8"/>
          <table:table-cell table:formula="of:=&quot;update arc_modelli_old set classificazione = '&quot;&amp;IF([.D9];TEXT([.D9];&quot;[hh].mm.ss&quot;)&amp;&quot;;&quot;;&quot;&quot;)" office:value-type="string" office:string-value="update arc_modelli_old set classificazione = '34.16.10;" calcext:value-type="string">
            <text:p>update arc_modelli_old set classificazione = '34.16.10;</text:p>
          </table:table-cell>
          <table:table-cell table:formula="of:=IF([.E9];TEXT([.E9];&quot;[hh].mm.ss&quot;)&amp;&quot;;&quot;;&quot;&quot;)" office:value-type="string" office:string-value="34.34.01;" calcext:value-type="string">
            <text:p>34.34.01;</text:p>
          </table:table-cell>
          <table:table-cell table:formula="of:=IF([.F9];TEXT([.F9];&quot;[hh].mm.ss&quot;)&amp;&quot;;&quot;;&quot;&quot;)" office:value-type="string" office:string-value="34.19.05;" calcext:value-type="string">
            <text:p>34.19.05;</text:p>
          </table:table-cell>
          <table:table-cell table:formula="of:=IF([.G9];TEXT([.G9];&quot;[hh].mm.ss&quot;)&amp;&quot;;&quot;;&quot;&quot;)">
            <text:p/>
          </table:table-cell>
          <table:table-cell table:formula="of:=IF([.H9];TEXT([.H9];&quot;[hh].mm.ss&quot;)&amp;&quot;;&quot;;&quot;&quot;)">
            <text:p/>
          </table:table-cell>
          <table:table-cell table:formula="of:=IF([.I9];TEXT([.I9];&quot;[hh].mm.ss&quot;)&amp;&quot;;&quot;;&quot;&quot;)">
            <text:p/>
          </table:table-cell>
          <table:table-cell table:formula="of:=IF([.J9];TEXT([.J9];&quot;[hh].mm.ss&quot;)&amp;&quot;;&quot;;&quot;&quot;)">
            <text:p/>
          </table:table-cell>
          <table:table-cell table:formula="of:=IF([.K9];TEXT([.K9];&quot;[hh].mm.ss&quot;)&amp;&quot;;&quot;;&quot;&quot;)">
            <text:p/>
          </table:table-cell>
          <table:table-cell table:formula="of:=IF([.L9];TEXT([.L9];&quot;[hh].mm.ss&quot;)&amp;&quot;;&quot;;&quot;&quot;)">
            <text:p/>
          </table:table-cell>
          <table:table-cell table:formula="of:=IF([.M9];TEXT([.M9];&quot;[hh].mm.ss&quot;)&amp;&quot;;&quot;;&quot;&quot;)">
            <text:p/>
          </table:table-cell>
          <table:table-cell table:formula="of:=IF([.N9];TEXT([.N9];&quot;[hh].mm.ss&quot;)&amp;&quot;;&quot;;&quot;&quot;)">
            <text:p/>
          </table:table-cell>
          <table:table-cell table:formula="of:=[.O9]&amp;[.P9]&amp;[.Q9]&amp;[.R9]&amp;[.S9]&amp;[.T9]&amp;[.U9]&amp;[.V9]&amp;[.W9]&amp;[.X9]&amp;[.Y9]&amp;&quot;' where modello = &quot;&amp;[.A9]&amp;&quot;;&quot;" office:value-type="string" office:string-value="update arc_modelli_old set classificazione = '34.16.10;34.34.01;34.19.05;' where modello = 14;" calcext:value-type="string">
            <text:p>update arc_modelli_old set classificazione = '34.16.10;34.34.01;34.19.05;' where modello = 14;</text:p>
          </table:table-cell>
          <table:table-cell table:number-columns-repeated="231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OA - Attestazione SOA</text:p>
          </table:table-cell>
          <table:table-cell table:style-name="ce2" office:value-type="time" office:time-value="PT34H19M19S" calcext:value-type="time">
            <text:p>34.19.19</text:p>
          </table:table-cell>
          <table:table-cell table:number-columns-repeated="10"/>
          <table:table-cell table:formula="of:=&quot;update arc_modelli_old set classificazione = '&quot;&amp;IF([.D10];TEXT([.D10];&quot;[hh].mm.ss&quot;)&amp;&quot;;&quot;;&quot;&quot;)" office:value-type="string" office:string-value="update arc_modelli_old set classificazione = '34.19.19;" calcext:value-type="string">
            <text:p>update arc_modelli_old set classificazione = '34.19.19;</text:p>
          </table:table-cell>
          <table:table-cell table:formula="of:=IF([.E10];TEXT([.E10];&quot;[hh].mm.ss&quot;)&amp;&quot;;&quot;;&quot;&quot;)">
            <text:p/>
          </table:table-cell>
          <table:table-cell table:formula="of:=IF([.F10];TEXT([.F10];&quot;[hh].mm.ss&quot;)&amp;&quot;;&quot;;&quot;&quot;)">
            <text:p/>
          </table:table-cell>
          <table:table-cell table:formula="of:=IF([.G10];TEXT([.G10];&quot;[hh].mm.ss&quot;)&amp;&quot;;&quot;;&quot;&quot;)">
            <text:p/>
          </table:table-cell>
          <table:table-cell table:formula="of:=IF([.H10];TEXT([.H10];&quot;[hh].mm.ss&quot;)&amp;&quot;;&quot;;&quot;&quot;)">
            <text:p/>
          </table:table-cell>
          <table:table-cell table:formula="of:=IF([.I10];TEXT([.I10];&quot;[hh].mm.ss&quot;)&amp;&quot;;&quot;;&quot;&quot;)">
            <text:p/>
          </table:table-cell>
          <table:table-cell table:formula="of:=IF([.J10];TEXT([.J10];&quot;[hh].mm.ss&quot;)&amp;&quot;;&quot;;&quot;&quot;)">
            <text:p/>
          </table:table-cell>
          <table:table-cell table:formula="of:=IF([.K10];TEXT([.K10];&quot;[hh].mm.ss&quot;)&amp;&quot;;&quot;;&quot;&quot;)">
            <text:p/>
          </table:table-cell>
          <table:table-cell table:formula="of:=IF([.L10];TEXT([.L10];&quot;[hh].mm.ss&quot;)&amp;&quot;;&quot;;&quot;&quot;)">
            <text:p/>
          </table:table-cell>
          <table:table-cell table:formula="of:=IF([.M10];TEXT([.M10];&quot;[hh].mm.ss&quot;)&amp;&quot;;&quot;;&quot;&quot;)">
            <text:p/>
          </table:table-cell>
          <table:table-cell table:formula="of:=IF([.N10];TEXT([.N10];&quot;[hh].mm.ss&quot;)&amp;&quot;;&quot;;&quot;&quot;)">
            <text:p/>
          </table:table-cell>
          <table:table-cell table:formula="of:=[.O10]&amp;[.P10]&amp;[.Q10]&amp;[.R10]&amp;[.S10]&amp;[.T10]&amp;[.U10]&amp;[.V10]&amp;[.W10]&amp;[.X10]&amp;[.Y10]&amp;&quot;' where modello = &quot;&amp;[.A10]&amp;&quot;;&quot;" office:value-type="string" office:string-value="update arc_modelli_old set classificazione = '34.19.19;' where modello = 15;" calcext:value-type="string">
            <text:p>update arc_modelli_old set classificazione = '34.19.19;' where modello = 15;</text:p>
          </table:table-cell>
          <table:table-cell table:number-columns-repeated="231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GR - Sgravi fiscali ed erogazioni liberali</text:p>
          </table:table-cell>
          <table:table-cell table:style-name="ce2" office:value-type="time" office:time-value="PT34H16M10S" calcext:value-type="time">
            <text:p>34.16.10</text:p>
          </table:table-cell>
          <table:table-cell table:number-columns-repeated="10"/>
          <table:table-cell table:formula="of:=&quot;update arc_modelli_old set classificazione = '&quot;&amp;IF([.D11];TEXT([.D11];&quot;[hh].mm.ss&quot;)&amp;&quot;;&quot;;&quot;&quot;)" office:value-type="string" office:string-value="update arc_modelli_old set classificazione = '34.16.10;" calcext:value-type="string">
            <text:p>update arc_modelli_old set classificazione = '34.16.10;</text:p>
          </table:table-cell>
          <table:table-cell table:formula="of:=IF([.E11];TEXT([.E11];&quot;[hh].mm.ss&quot;)&amp;&quot;;&quot;;&quot;&quot;)">
            <text:p/>
          </table:table-cell>
          <table:table-cell table:formula="of:=IF([.F11];TEXT([.F11];&quot;[hh].mm.ss&quot;)&amp;&quot;;&quot;;&quot;&quot;)">
            <text:p/>
          </table:table-cell>
          <table:table-cell table:formula="of:=IF([.G11];TEXT([.G11];&quot;[hh].mm.ss&quot;)&amp;&quot;;&quot;;&quot;&quot;)">
            <text:p/>
          </table:table-cell>
          <table:table-cell table:formula="of:=IF([.H11];TEXT([.H11];&quot;[hh].mm.ss&quot;)&amp;&quot;;&quot;;&quot;&quot;)">
            <text:p/>
          </table:table-cell>
          <table:table-cell table:formula="of:=IF([.I11];TEXT([.I11];&quot;[hh].mm.ss&quot;)&amp;&quot;;&quot;;&quot;&quot;)">
            <text:p/>
          </table:table-cell>
          <table:table-cell table:formula="of:=IF([.J11];TEXT([.J11];&quot;[hh].mm.ss&quot;)&amp;&quot;;&quot;;&quot;&quot;)">
            <text:p/>
          </table:table-cell>
          <table:table-cell table:formula="of:=IF([.K11];TEXT([.K11];&quot;[hh].mm.ss&quot;)&amp;&quot;;&quot;;&quot;&quot;)">
            <text:p/>
          </table:table-cell>
          <table:table-cell table:formula="of:=IF([.L11];TEXT([.L11];&quot;[hh].mm.ss&quot;)&amp;&quot;;&quot;;&quot;&quot;)">
            <text:p/>
          </table:table-cell>
          <table:table-cell table:formula="of:=IF([.M11];TEXT([.M11];&quot;[hh].mm.ss&quot;)&amp;&quot;;&quot;;&quot;&quot;)">
            <text:p/>
          </table:table-cell>
          <table:table-cell table:formula="of:=IF([.N11];TEXT([.N11];&quot;[hh].mm.ss&quot;)&amp;&quot;;&quot;;&quot;&quot;)">
            <text:p/>
          </table:table-cell>
          <table:table-cell table:formula="of:=[.O11]&amp;[.P11]&amp;[.Q11]&amp;[.R11]&amp;[.S11]&amp;[.T11]&amp;[.U11]&amp;[.V11]&amp;[.W11]&amp;[.X11]&amp;[.Y11]&amp;&quot;' where modello = &quot;&amp;[.A11]&amp;&quot;;&quot;" office:value-type="string" office:string-value="update arc_modelli_old set classificazione = '34.16.10;' where modello = 16;" calcext:value-type="string">
            <text:p>update arc_modelli_old set classificazione = '34.16.10;' where modello = 16;</text:p>
          </table:table-cell>
          <table:table-cell table:number-columns-repeated="231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LN - Autorizzazione alienazione o concessione uso</text:p>
          </table:table-cell>
          <table:table-cell table:style-name="ce2" office:value-type="time" office:time-value="PT34H25M04S" calcext:value-type="time">
            <text:p>34.25.04</text:p>
          </table:table-cell>
          <table:table-cell table:number-columns-repeated="10"/>
          <table:table-cell table:formula="of:=&quot;update arc_modelli_old set classificazione = '&quot;&amp;IF([.D12];TEXT([.D12];&quot;[hh].mm.ss&quot;)&amp;&quot;;&quot;;&quot;&quot;)" office:value-type="string" office:string-value="update arc_modelli_old set classificazione = '34.25.04;" calcext:value-type="string">
            <text:p>update arc_modelli_old set classificazione = '34.25.04;</text:p>
          </table:table-cell>
          <table:table-cell table:formula="of:=IF([.E12];TEXT([.E12];&quot;[hh].mm.ss&quot;)&amp;&quot;;&quot;;&quot;&quot;)">
            <text:p/>
          </table:table-cell>
          <table:table-cell table:formula="of:=IF([.F12];TEXT([.F12];&quot;[hh].mm.ss&quot;)&amp;&quot;;&quot;;&quot;&quot;)">
            <text:p/>
          </table:table-cell>
          <table:table-cell table:formula="of:=IF([.G12];TEXT([.G12];&quot;[hh].mm.ss&quot;)&amp;&quot;;&quot;;&quot;&quot;)">
            <text:p/>
          </table:table-cell>
          <table:table-cell table:formula="of:=IF([.H12];TEXT([.H12];&quot;[hh].mm.ss&quot;)&amp;&quot;;&quot;;&quot;&quot;)">
            <text:p/>
          </table:table-cell>
          <table:table-cell table:formula="of:=IF([.I12];TEXT([.I12];&quot;[hh].mm.ss&quot;)&amp;&quot;;&quot;;&quot;&quot;)">
            <text:p/>
          </table:table-cell>
          <table:table-cell table:formula="of:=IF([.J12];TEXT([.J12];&quot;[hh].mm.ss&quot;)&amp;&quot;;&quot;;&quot;&quot;)">
            <text:p/>
          </table:table-cell>
          <table:table-cell table:formula="of:=IF([.K12];TEXT([.K12];&quot;[hh].mm.ss&quot;)&amp;&quot;;&quot;;&quot;&quot;)">
            <text:p/>
          </table:table-cell>
          <table:table-cell table:formula="of:=IF([.L12];TEXT([.L12];&quot;[hh].mm.ss&quot;)&amp;&quot;;&quot;;&quot;&quot;)">
            <text:p/>
          </table:table-cell>
          <table:table-cell table:formula="of:=IF([.M12];TEXT([.M12];&quot;[hh].mm.ss&quot;)&amp;&quot;;&quot;;&quot;&quot;)">
            <text:p/>
          </table:table-cell>
          <table:table-cell table:formula="of:=IF([.N12];TEXT([.N12];&quot;[hh].mm.ss&quot;)&amp;&quot;;&quot;;&quot;&quot;)">
            <text:p/>
          </table:table-cell>
          <table:table-cell table:formula="of:=[.O12]&amp;[.P12]&amp;[.Q12]&amp;[.R12]&amp;[.S12]&amp;[.T12]&amp;[.U12]&amp;[.V12]&amp;[.W12]&amp;[.X12]&amp;[.Y12]&amp;&quot;' where modello = &quot;&amp;[.A12]&amp;&quot;;&quot;" office:value-type="string" office:string-value="update arc_modelli_old set classificazione = '34.25.04;' where modello = 17;" calcext:value-type="string">
            <text:p>update arc_modelli_old set classificazione = '34.25.04;' where modello = 17;</text:p>
          </table:table-cell>
          <table:table-cell table:number-columns-repeated="23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MC - Comunicazioni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3" office:value-type="time" office:time-value="PT34H19M04S" calcext:value-type="time">
            <text:p>34.19.04</text:p>
          </table:table-cell>
          <table:table-cell table:style-name="ce3"/>
          <table:table-cell table:number-columns-repeated="8"/>
          <table:table-cell table:formula="of:=&quot;update arc_modelli_old set classificazione = '&quot;&amp;IF([.D13];TEXT([.D13];&quot;[hh].mm.ss&quot;)&amp;&quot;;&quot;;&quot;&quot;)" office:value-type="string" office:string-value="update arc_modelli_old set classificazione = '34.19.07;" calcext:value-type="string">
            <text:p>update arc_modelli_old set classificazione = '34.19.07;</text:p>
          </table:table-cell>
          <table:table-cell table:formula="of:=IF([.E13];TEXT([.E13];&quot;[hh].mm.ss&quot;)&amp;&quot;;&quot;;&quot;&quot;)" office:value-type="string" office:string-value="34.19.04;" calcext:value-type="string">
            <text:p>34.19.04;</text:p>
          </table:table-cell>
          <table:table-cell table:formula="of:=IF([.F13];TEXT([.F13];&quot;[hh].mm.ss&quot;)&amp;&quot;;&quot;;&quot;&quot;)">
            <text:p/>
          </table:table-cell>
          <table:table-cell table:formula="of:=IF([.G13];TEXT([.G13];&quot;[hh].mm.ss&quot;)&amp;&quot;;&quot;;&quot;&quot;)">
            <text:p/>
          </table:table-cell>
          <table:table-cell table:formula="of:=IF([.H13];TEXT([.H13];&quot;[hh].mm.ss&quot;)&amp;&quot;;&quot;;&quot;&quot;)">
            <text:p/>
          </table:table-cell>
          <table:table-cell table:formula="of:=IF([.I13];TEXT([.I13];&quot;[hh].mm.ss&quot;)&amp;&quot;;&quot;;&quot;&quot;)">
            <text:p/>
          </table:table-cell>
          <table:table-cell table:formula="of:=IF([.J13];TEXT([.J13];&quot;[hh].mm.ss&quot;)&amp;&quot;;&quot;;&quot;&quot;)">
            <text:p/>
          </table:table-cell>
          <table:table-cell table:formula="of:=IF([.K13];TEXT([.K13];&quot;[hh].mm.ss&quot;)&amp;&quot;;&quot;;&quot;&quot;)">
            <text:p/>
          </table:table-cell>
          <table:table-cell table:formula="of:=IF([.L13];TEXT([.L13];&quot;[hh].mm.ss&quot;)&amp;&quot;;&quot;;&quot;&quot;)">
            <text:p/>
          </table:table-cell>
          <table:table-cell table:formula="of:=IF([.M13];TEXT([.M13];&quot;[hh].mm.ss&quot;)&amp;&quot;;&quot;;&quot;&quot;)">
            <text:p/>
          </table:table-cell>
          <table:table-cell table:formula="of:=IF([.N13];TEXT([.N13];&quot;[hh].mm.ss&quot;)&amp;&quot;;&quot;;&quot;&quot;)">
            <text:p/>
          </table:table-cell>
          <table:table-cell table:formula="of:=[.O13]&amp;[.P13]&amp;[.Q13]&amp;[.R13]&amp;[.S13]&amp;[.T13]&amp;[.U13]&amp;[.V13]&amp;[.W13]&amp;[.X13]&amp;[.Y13]&amp;&quot;' where modello = &quot;&amp;[.A13]&amp;&quot;;&quot;" office:value-type="string" office:string-value="update arc_modelli_old set classificazione = '34.19.07;34.19.04;' where modello = 18;" calcext:value-type="string">
            <text:p>update arc_modelli_old set classificazione = '34.19.07;34.19.04;' where modello = 18;</text:p>
          </table:table-cell>
          <table:table-cell table:number-columns-repeated="231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AT - Accesso agli atti</text:p>
          </table:table-cell>
          <table:table-cell table:style-name="ce5" office:value-type="time" office:time-value="PT04H13M07S" calcext:value-type="time">
            <text:p>04.13.07</text:p>
          </table:table-cell>
          <table:table-cell table:number-columns-repeated="10"/>
          <table:table-cell table:formula="of:=&quot;update arc_modelli_old set classificazione = '&quot;&amp;IF([.D14];TEXT([.D14];&quot;[hh].mm.ss&quot;)&amp;&quot;;&quot;;&quot;&quot;)" office:value-type="string" office:string-value="update arc_modelli_old set classificazione = '04.13.07;" calcext:value-type="string">
            <text:p>update arc_modelli_old set classificazione = '04.13.07;</text:p>
          </table:table-cell>
          <table:table-cell table:formula="of:=IF([.E14];TEXT([.E14];&quot;[hh].mm.ss&quot;)&amp;&quot;;&quot;;&quot;&quot;)">
            <text:p/>
          </table:table-cell>
          <table:table-cell table:formula="of:=IF([.F14];TEXT([.F14];&quot;[hh].mm.ss&quot;)&amp;&quot;;&quot;;&quot;&quot;)">
            <text:p/>
          </table:table-cell>
          <table:table-cell table:formula="of:=IF([.G14];TEXT([.G14];&quot;[hh].mm.ss&quot;)&amp;&quot;;&quot;;&quot;&quot;)">
            <text:p/>
          </table:table-cell>
          <table:table-cell table:formula="of:=IF([.H14];TEXT([.H14];&quot;[hh].mm.ss&quot;)&amp;&quot;;&quot;;&quot;&quot;)">
            <text:p/>
          </table:table-cell>
          <table:table-cell table:formula="of:=IF([.I14];TEXT([.I14];&quot;[hh].mm.ss&quot;)&amp;&quot;;&quot;;&quot;&quot;)">
            <text:p/>
          </table:table-cell>
          <table:table-cell table:formula="of:=IF([.J14];TEXT([.J14];&quot;[hh].mm.ss&quot;)&amp;&quot;;&quot;;&quot;&quot;)">
            <text:p/>
          </table:table-cell>
          <table:table-cell table:formula="of:=IF([.K14];TEXT([.K14];&quot;[hh].mm.ss&quot;)&amp;&quot;;&quot;;&quot;&quot;)">
            <text:p/>
          </table:table-cell>
          <table:table-cell table:formula="of:=IF([.L14];TEXT([.L14];&quot;[hh].mm.ss&quot;)&amp;&quot;;&quot;;&quot;&quot;)">
            <text:p/>
          </table:table-cell>
          <table:table-cell table:formula="of:=IF([.M14];TEXT([.M14];&quot;[hh].mm.ss&quot;)&amp;&quot;;&quot;;&quot;&quot;)">
            <text:p/>
          </table:table-cell>
          <table:table-cell table:formula="of:=IF([.N14];TEXT([.N14];&quot;[hh].mm.ss&quot;)&amp;&quot;;&quot;;&quot;&quot;)">
            <text:p/>
          </table:table-cell>
          <table:table-cell table:formula="of:=[.O14]&amp;[.P14]&amp;[.Q14]&amp;[.R14]&amp;[.S14]&amp;[.T14]&amp;[.U14]&amp;[.V14]&amp;[.W14]&amp;[.X14]&amp;[.Y14]&amp;&quot;' where modello = &quot;&amp;[.A14]&amp;&quot;;&quot;" office:value-type="string" office:string-value="update arc_modelli_old set classificazione = '04.13.07;' where modello = 20;" calcext:value-type="string">
            <text:p>update arc_modelli_old set classificazione = '04.13.07;' where modello = 20;</text:p>
          </table:table-cell>
          <table:table-cell table:number-columns-repeated="231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RL - Alienazione soggetta a prelazione</text:p>
          </table:table-cell>
          <table:table-cell table:style-name="ce2" office:value-type="time" office:time-value="PT34H25M04S" calcext:value-type="time">
            <text:p>34.25.04</text:p>
          </table:table-cell>
          <table:table-cell table:number-columns-repeated="10"/>
          <table:table-cell table:formula="of:=&quot;update arc_modelli_old set classificazione = '&quot;&amp;IF([.D15];TEXT([.D15];&quot;[hh].mm.ss&quot;)&amp;&quot;;&quot;;&quot;&quot;)" office:value-type="string" office:string-value="update arc_modelli_old set classificazione = '34.25.04;" calcext:value-type="string">
            <text:p>update arc_modelli_old set classificazione = '34.25.04;</text:p>
          </table:table-cell>
          <table:table-cell table:formula="of:=IF([.E15];TEXT([.E15];&quot;[hh].mm.ss&quot;)&amp;&quot;;&quot;;&quot;&quot;)">
            <text:p/>
          </table:table-cell>
          <table:table-cell table:formula="of:=IF([.F15];TEXT([.F15];&quot;[hh].mm.ss&quot;)&amp;&quot;;&quot;;&quot;&quot;)">
            <text:p/>
          </table:table-cell>
          <table:table-cell table:formula="of:=IF([.G15];TEXT([.G15];&quot;[hh].mm.ss&quot;)&amp;&quot;;&quot;;&quot;&quot;)">
            <text:p/>
          </table:table-cell>
          <table:table-cell table:formula="of:=IF([.H15];TEXT([.H15];&quot;[hh].mm.ss&quot;)&amp;&quot;;&quot;;&quot;&quot;)">
            <text:p/>
          </table:table-cell>
          <table:table-cell table:formula="of:=IF([.I15];TEXT([.I15];&quot;[hh].mm.ss&quot;)&amp;&quot;;&quot;;&quot;&quot;)">
            <text:p/>
          </table:table-cell>
          <table:table-cell table:formula="of:=IF([.J15];TEXT([.J15];&quot;[hh].mm.ss&quot;)&amp;&quot;;&quot;;&quot;&quot;)">
            <text:p/>
          </table:table-cell>
          <table:table-cell table:formula="of:=IF([.K15];TEXT([.K15];&quot;[hh].mm.ss&quot;)&amp;&quot;;&quot;;&quot;&quot;)">
            <text:p/>
          </table:table-cell>
          <table:table-cell table:formula="of:=IF([.L15];TEXT([.L15];&quot;[hh].mm.ss&quot;)&amp;&quot;;&quot;;&quot;&quot;)">
            <text:p/>
          </table:table-cell>
          <table:table-cell table:formula="of:=IF([.M15];TEXT([.M15];&quot;[hh].mm.ss&quot;)&amp;&quot;;&quot;;&quot;&quot;)">
            <text:p/>
          </table:table-cell>
          <table:table-cell table:formula="of:=IF([.N15];TEXT([.N15];&quot;[hh].mm.ss&quot;)&amp;&quot;;&quot;;&quot;&quot;)">
            <text:p/>
          </table:table-cell>
          <table:table-cell table:formula="of:=[.O15]&amp;[.P15]&amp;[.Q15]&amp;[.R15]&amp;[.S15]&amp;[.T15]&amp;[.U15]&amp;[.V15]&amp;[.W15]&amp;[.X15]&amp;[.Y15]&amp;&quot;' where modello = &quot;&amp;[.A15]&amp;&quot;;&quot;" office:value-type="string" office:string-value="update arc_modelli_old set classificazione = '34.25.04;' where modello = 22;" calcext:value-type="string">
            <text:p>update arc_modelli_old set classificazione = '34.25.04;' where modello = 22;</text:p>
          </table:table-cell>
          <table:table-cell table:number-columns-repeated="231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RL - Alienazione non soggetta a prelazione</text:p>
          </table:table-cell>
          <table:table-cell table:style-name="ce2" office:value-type="time" office:time-value="PT34H25M04S" calcext:value-type="time">
            <text:p>34.25.04</text:p>
          </table:table-cell>
          <table:table-cell table:number-columns-repeated="10"/>
          <table:table-cell table:formula="of:=&quot;update arc_modelli_old set classificazione = '&quot;&amp;IF([.D16];TEXT([.D16];&quot;[hh].mm.ss&quot;)&amp;&quot;;&quot;;&quot;&quot;)" office:value-type="string" office:string-value="update arc_modelli_old set classificazione = '34.25.04;" calcext:value-type="string">
            <text:p>update arc_modelli_old set classificazione = '34.25.04;</text:p>
          </table:table-cell>
          <table:table-cell table:formula="of:=IF([.E16];TEXT([.E16];&quot;[hh].mm.ss&quot;)&amp;&quot;;&quot;;&quot;&quot;)">
            <text:p/>
          </table:table-cell>
          <table:table-cell table:formula="of:=IF([.F16];TEXT([.F16];&quot;[hh].mm.ss&quot;)&amp;&quot;;&quot;;&quot;&quot;)">
            <text:p/>
          </table:table-cell>
          <table:table-cell table:formula="of:=IF([.G16];TEXT([.G16];&quot;[hh].mm.ss&quot;)&amp;&quot;;&quot;;&quot;&quot;)">
            <text:p/>
          </table:table-cell>
          <table:table-cell table:formula="of:=IF([.H16];TEXT([.H16];&quot;[hh].mm.ss&quot;)&amp;&quot;;&quot;;&quot;&quot;)">
            <text:p/>
          </table:table-cell>
          <table:table-cell table:formula="of:=IF([.I16];TEXT([.I16];&quot;[hh].mm.ss&quot;)&amp;&quot;;&quot;;&quot;&quot;)">
            <text:p/>
          </table:table-cell>
          <table:table-cell table:formula="of:=IF([.J16];TEXT([.J16];&quot;[hh].mm.ss&quot;)&amp;&quot;;&quot;;&quot;&quot;)">
            <text:p/>
          </table:table-cell>
          <table:table-cell table:formula="of:=IF([.K16];TEXT([.K16];&quot;[hh].mm.ss&quot;)&amp;&quot;;&quot;;&quot;&quot;)">
            <text:p/>
          </table:table-cell>
          <table:table-cell table:formula="of:=IF([.L16];TEXT([.L16];&quot;[hh].mm.ss&quot;)&amp;&quot;;&quot;;&quot;&quot;)">
            <text:p/>
          </table:table-cell>
          <table:table-cell table:formula="of:=IF([.M16];TEXT([.M16];&quot;[hh].mm.ss&quot;)&amp;&quot;;&quot;;&quot;&quot;)">
            <text:p/>
          </table:table-cell>
          <table:table-cell table:formula="of:=IF([.N16];TEXT([.N16];&quot;[hh].mm.ss&quot;)&amp;&quot;;&quot;;&quot;&quot;)">
            <text:p/>
          </table:table-cell>
          <table:table-cell table:formula="of:=[.O16]&amp;[.P16]&amp;[.Q16]&amp;[.R16]&amp;[.S16]&amp;[.T16]&amp;[.U16]&amp;[.V16]&amp;[.W16]&amp;[.X16]&amp;[.Y16]&amp;&quot;' where modello = &quot;&amp;[.A16]&amp;&quot;;&quot;" office:value-type="string" office:string-value="update arc_modelli_old set classificazione = '34.25.04;' where modello = 23;" calcext:value-type="string">
            <text:p>update arc_modelli_old set classificazione = '34.25.04;' where modello = 23;</text:p>
          </table:table-cell>
          <table:table-cell table:number-columns-repeated="231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LPP - Lavori Pubblici</text:p>
          </table:table-cell>
          <table:table-cell table:style-name="ce2" office:value-type="time" office:time-value="PT25H10M01S" calcext:value-type="time">
            <text:p>25.10.01</text:p>
          </table:table-cell>
          <table:table-cell table:style-name="ce2" office:value-type="time" office:time-value="PT25H10M04S" calcext:value-type="time">
            <text:p>25.10.04</text:p>
          </table:table-cell>
          <table:table-cell table:style-name="ce2" office:value-type="time" office:time-value="PT25H10M07S" calcext:value-type="time">
            <text:p>25.10.07</text:p>
          </table:table-cell>
          <table:table-cell table:number-columns-repeated="8"/>
          <table:table-cell table:formula="of:=&quot;update arc_modelli_old set classificazione = '&quot;&amp;IF([.D17];TEXT([.D17];&quot;[hh].mm.ss&quot;)&amp;&quot;;&quot;;&quot;&quot;)" office:value-type="string" office:string-value="update arc_modelli_old set classificazione = '25.10.01;" calcext:value-type="string">
            <text:p>update arc_modelli_old set classificazione = '25.10.01;</text:p>
          </table:table-cell>
          <table:table-cell table:formula="of:=IF([.E17];TEXT([.E17];&quot;[hh].mm.ss&quot;)&amp;&quot;;&quot;;&quot;&quot;)" office:value-type="string" office:string-value="25.10.04;" calcext:value-type="string">
            <text:p>25.10.04;</text:p>
          </table:table-cell>
          <table:table-cell table:formula="of:=IF([.F17];TEXT([.F17];&quot;[hh].mm.ss&quot;)&amp;&quot;;&quot;;&quot;&quot;)" office:value-type="string" office:string-value="25.10.07;" calcext:value-type="string">
            <text:p>25.10.07;</text:p>
          </table:table-cell>
          <table:table-cell table:formula="of:=IF([.G17];TEXT([.G17];&quot;[hh].mm.ss&quot;)&amp;&quot;;&quot;;&quot;&quot;)">
            <text:p/>
          </table:table-cell>
          <table:table-cell table:formula="of:=IF([.H17];TEXT([.H17];&quot;[hh].mm.ss&quot;)&amp;&quot;;&quot;;&quot;&quot;)">
            <text:p/>
          </table:table-cell>
          <table:table-cell table:formula="of:=IF([.I17];TEXT([.I17];&quot;[hh].mm.ss&quot;)&amp;&quot;;&quot;;&quot;&quot;)">
            <text:p/>
          </table:table-cell>
          <table:table-cell table:formula="of:=IF([.J17];TEXT([.J17];&quot;[hh].mm.ss&quot;)&amp;&quot;;&quot;;&quot;&quot;)">
            <text:p/>
          </table:table-cell>
          <table:table-cell table:formula="of:=IF([.K17];TEXT([.K17];&quot;[hh].mm.ss&quot;)&amp;&quot;;&quot;;&quot;&quot;)">
            <text:p/>
          </table:table-cell>
          <table:table-cell table:formula="of:=IF([.L17];TEXT([.L17];&quot;[hh].mm.ss&quot;)&amp;&quot;;&quot;;&quot;&quot;)">
            <text:p/>
          </table:table-cell>
          <table:table-cell table:formula="of:=IF([.M17];TEXT([.M17];&quot;[hh].mm.ss&quot;)&amp;&quot;;&quot;;&quot;&quot;)">
            <text:p/>
          </table:table-cell>
          <table:table-cell table:formula="of:=IF([.N17];TEXT([.N17];&quot;[hh].mm.ss&quot;)&amp;&quot;;&quot;;&quot;&quot;)">
            <text:p/>
          </table:table-cell>
          <table:table-cell table:formula="of:=[.O17]&amp;[.P17]&amp;[.Q17]&amp;[.R17]&amp;[.S17]&amp;[.T17]&amp;[.U17]&amp;[.V17]&amp;[.W17]&amp;[.X17]&amp;[.Y17]&amp;&quot;' where modello = &quot;&amp;[.A17]&amp;&quot;;&quot;" office:value-type="string" office:string-value="update arc_modelli_old set classificazione = '25.10.01;25.10.04;25.10.07;' where modello = 25;" calcext:value-type="string">
            <text:p>update arc_modelli_old set classificazione = '25.10.01;25.10.04;25.10.07;' where modello = 25;</text:p>
          </table:table-cell>
          <table:table-cell table:number-columns-repeated="231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VIA - <text:s/>Valutazione impatto ambientale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number-columns-repeated="9"/>
          <table:table-cell table:formula="of:=&quot;update arc_modelli_old set classificazione = '&quot;&amp;IF([.D18];TEXT([.D18];&quot;[hh].mm.ss&quot;)&amp;&quot;;&quot;;&quot;&quot;)" office:value-type="string" office:string-value="update arc_modelli_old set classificazione = '34.19.07;" calcext:value-type="string">
            <text:p>update arc_modelli_old set classificazione = '34.19.07;</text:p>
          </table:table-cell>
          <table:table-cell table:formula="of:=IF([.E18];TEXT([.E18];&quot;[hh].mm.ss&quot;)&amp;&quot;;&quot;;&quot;&quot;)" office:value-type="string" office:string-value="34.19.04;" calcext:value-type="string">
            <text:p>34.19.04;</text:p>
          </table:table-cell>
          <table:table-cell table:formula="of:=IF([.F18];TEXT([.F18];&quot;[hh].mm.ss&quot;)&amp;&quot;;&quot;;&quot;&quot;)">
            <text:p/>
          </table:table-cell>
          <table:table-cell table:formula="of:=IF([.G18];TEXT([.G18];&quot;[hh].mm.ss&quot;)&amp;&quot;;&quot;;&quot;&quot;)">
            <text:p/>
          </table:table-cell>
          <table:table-cell table:formula="of:=IF([.H18];TEXT([.H18];&quot;[hh].mm.ss&quot;)&amp;&quot;;&quot;;&quot;&quot;)">
            <text:p/>
          </table:table-cell>
          <table:table-cell table:formula="of:=IF([.I18];TEXT([.I18];&quot;[hh].mm.ss&quot;)&amp;&quot;;&quot;;&quot;&quot;)">
            <text:p/>
          </table:table-cell>
          <table:table-cell table:formula="of:=IF([.J18];TEXT([.J18];&quot;[hh].mm.ss&quot;)&amp;&quot;;&quot;;&quot;&quot;)">
            <text:p/>
          </table:table-cell>
          <table:table-cell table:formula="of:=IF([.K18];TEXT([.K18];&quot;[hh].mm.ss&quot;)&amp;&quot;;&quot;;&quot;&quot;)">
            <text:p/>
          </table:table-cell>
          <table:table-cell table:formula="of:=IF([.L18];TEXT([.L18];&quot;[hh].mm.ss&quot;)&amp;&quot;;&quot;;&quot;&quot;)">
            <text:p/>
          </table:table-cell>
          <table:table-cell table:formula="of:=IF([.M18];TEXT([.M18];&quot;[hh].mm.ss&quot;)&amp;&quot;;&quot;;&quot;&quot;)">
            <text:p/>
          </table:table-cell>
          <table:table-cell table:formula="of:=IF([.N18];TEXT([.N18];&quot;[hh].mm.ss&quot;)&amp;&quot;;&quot;;&quot;&quot;)">
            <text:p/>
          </table:table-cell>
          <table:table-cell table:formula="of:=[.O18]&amp;[.P18]&amp;[.Q18]&amp;[.R18]&amp;[.S18]&amp;[.T18]&amp;[.U18]&amp;[.V18]&amp;[.W18]&amp;[.X18]&amp;[.Y18]&amp;&quot;' where modello = &quot;&amp;[.A18]&amp;&quot;;&quot;" office:value-type="string" office:string-value="update arc_modelli_old set classificazione = '34.19.07;34.19.04;' where modello = 26;" calcext:value-type="string">
            <text:p>update arc_modelli_old set classificazione = '34.19.07;34.19.04;' where modello = 26;</text:p>
          </table:table-cell>
          <table:table-cell table:number-columns-repeated="23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VAS - Valutazione ambientale strategica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number-columns-repeated="9"/>
          <table:table-cell table:formula="of:=&quot;update arc_modelli_old set classificazione = '&quot;&amp;IF([.D19];TEXT([.D19];&quot;[hh].mm.ss&quot;)&amp;&quot;;&quot;;&quot;&quot;)" office:value-type="string" office:string-value="update arc_modelli_old set classificazione = '34.19.07;" calcext:value-type="string">
            <text:p>update arc_modelli_old set classificazione = '34.19.07;</text:p>
          </table:table-cell>
          <table:table-cell table:formula="of:=IF([.E19];TEXT([.E19];&quot;[hh].mm.ss&quot;)&amp;&quot;;&quot;;&quot;&quot;)" office:value-type="string" office:string-value="34.19.04;" calcext:value-type="string">
            <text:p>34.19.04;</text:p>
          </table:table-cell>
          <table:table-cell table:formula="of:=IF([.F19];TEXT([.F19];&quot;[hh].mm.ss&quot;)&amp;&quot;;&quot;;&quot;&quot;)">
            <text:p/>
          </table:table-cell>
          <table:table-cell table:formula="of:=IF([.G19];TEXT([.G19];&quot;[hh].mm.ss&quot;)&amp;&quot;;&quot;;&quot;&quot;)">
            <text:p/>
          </table:table-cell>
          <table:table-cell table:formula="of:=IF([.H19];TEXT([.H19];&quot;[hh].mm.ss&quot;)&amp;&quot;;&quot;;&quot;&quot;)">
            <text:p/>
          </table:table-cell>
          <table:table-cell table:formula="of:=IF([.I19];TEXT([.I19];&quot;[hh].mm.ss&quot;)&amp;&quot;;&quot;;&quot;&quot;)">
            <text:p/>
          </table:table-cell>
          <table:table-cell table:formula="of:=IF([.J19];TEXT([.J19];&quot;[hh].mm.ss&quot;)&amp;&quot;;&quot;;&quot;&quot;)">
            <text:p/>
          </table:table-cell>
          <table:table-cell table:formula="of:=IF([.K19];TEXT([.K19];&quot;[hh].mm.ss&quot;)&amp;&quot;;&quot;;&quot;&quot;)">
            <text:p/>
          </table:table-cell>
          <table:table-cell table:formula="of:=IF([.L19];TEXT([.L19];&quot;[hh].mm.ss&quot;)&amp;&quot;;&quot;;&quot;&quot;)">
            <text:p/>
          </table:table-cell>
          <table:table-cell table:formula="of:=IF([.M19];TEXT([.M19];&quot;[hh].mm.ss&quot;)&amp;&quot;;&quot;;&quot;&quot;)">
            <text:p/>
          </table:table-cell>
          <table:table-cell table:formula="of:=IF([.N19];TEXT([.N19];&quot;[hh].mm.ss&quot;)&amp;&quot;;&quot;;&quot;&quot;)">
            <text:p/>
          </table:table-cell>
          <table:table-cell table:formula="of:=[.O19]&amp;[.P19]&amp;[.Q19]&amp;[.R19]&amp;[.S19]&amp;[.T19]&amp;[.U19]&amp;[.V19]&amp;[.W19]&amp;[.X19]&amp;[.Y19]&amp;&quot;' where modello = &quot;&amp;[.A19]&amp;&quot;;&quot;" office:value-type="string" office:string-value="update arc_modelli_old set classificazione = '34.19.07;34.19.04;' where modello = 27;" calcext:value-type="string">
            <text:p>update arc_modelli_old set classificazione = '34.19.07;34.19.04;' where modello = 27;</text:p>
          </table:table-cell>
          <table:table-cell table:number-columns-repeated="231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SP - Esposti e Segnalazioni</text:p>
          </table:table-cell>
          <table:table-cell table:style-name="ce2" office:value-type="time" office:time-value="PT34H34M01S" calcext:value-type="time">
            <text:p>34.34.01</text:p>
          </table:table-cell>
          <table:table-cell table:number-columns-repeated="10"/>
          <table:table-cell table:formula="of:=&quot;update arc_modelli_old set classificazione = '&quot;&amp;IF([.D20];TEXT([.D20];&quot;[hh].mm.ss&quot;)&amp;&quot;;&quot;;&quot;&quot;)" office:value-type="string" office:string-value="update arc_modelli_old set classificazione = '34.34.01;" calcext:value-type="string">
            <text:p>update arc_modelli_old set classificazione = '34.34.01;</text:p>
          </table:table-cell>
          <table:table-cell table:formula="of:=IF([.E20];TEXT([.E20];&quot;[hh].mm.ss&quot;)&amp;&quot;;&quot;;&quot;&quot;)">
            <text:p/>
          </table:table-cell>
          <table:table-cell table:formula="of:=IF([.F20];TEXT([.F20];&quot;[hh].mm.ss&quot;)&amp;&quot;;&quot;;&quot;&quot;)">
            <text:p/>
          </table:table-cell>
          <table:table-cell table:formula="of:=IF([.G20];TEXT([.G20];&quot;[hh].mm.ss&quot;)&amp;&quot;;&quot;;&quot;&quot;)">
            <text:p/>
          </table:table-cell>
          <table:table-cell table:formula="of:=IF([.H20];TEXT([.H20];&quot;[hh].mm.ss&quot;)&amp;&quot;;&quot;;&quot;&quot;)">
            <text:p/>
          </table:table-cell>
          <table:table-cell table:formula="of:=IF([.I20];TEXT([.I20];&quot;[hh].mm.ss&quot;)&amp;&quot;;&quot;;&quot;&quot;)">
            <text:p/>
          </table:table-cell>
          <table:table-cell table:formula="of:=IF([.J20];TEXT([.J20];&quot;[hh].mm.ss&quot;)&amp;&quot;;&quot;;&quot;&quot;)">
            <text:p/>
          </table:table-cell>
          <table:table-cell table:formula="of:=IF([.K20];TEXT([.K20];&quot;[hh].mm.ss&quot;)&amp;&quot;;&quot;;&quot;&quot;)">
            <text:p/>
          </table:table-cell>
          <table:table-cell table:formula="of:=IF([.L20];TEXT([.L20];&quot;[hh].mm.ss&quot;)&amp;&quot;;&quot;;&quot;&quot;)">
            <text:p/>
          </table:table-cell>
          <table:table-cell table:formula="of:=IF([.M20];TEXT([.M20];&quot;[hh].mm.ss&quot;)&amp;&quot;;&quot;;&quot;&quot;)">
            <text:p/>
          </table:table-cell>
          <table:table-cell table:formula="of:=IF([.N20];TEXT([.N20];&quot;[hh].mm.ss&quot;)&amp;&quot;;&quot;;&quot;&quot;)">
            <text:p/>
          </table:table-cell>
          <table:table-cell table:formula="of:=[.O20]&amp;[.P20]&amp;[.Q20]&amp;[.R20]&amp;[.S20]&amp;[.T20]&amp;[.U20]&amp;[.V20]&amp;[.W20]&amp;[.X20]&amp;[.Y20]&amp;&quot;' where modello = &quot;&amp;[.A20]&amp;&quot;;&quot;" office:value-type="string" office:string-value="update arc_modelli_old set classificazione = '34.34.01;' where modello = 28;" calcext:value-type="string">
            <text:p>update arc_modelli_old set classificazione = '34.34.01;' where modello = 28;</text:p>
          </table:table-cell>
          <table:table-cell table:number-columns-repeated="231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TRS - Trascrizioni</text:p>
          </table:table-cell>
          <table:table-cell table:style-name="ce2" office:value-type="time" office:time-value="PT34H25M04S" calcext:value-type="time">
            <text:p>34.25.04</text:p>
          </table:table-cell>
          <table:table-cell table:number-columns-repeated="10"/>
          <table:table-cell table:formula="of:=&quot;update arc_modelli_old set classificazione = '&quot;&amp;IF([.D21];TEXT([.D21];&quot;[hh].mm.ss&quot;)&amp;&quot;;&quot;;&quot;&quot;)" office:value-type="string" office:string-value="update arc_modelli_old set classificazione = '34.25.04;" calcext:value-type="string">
            <text:p>update arc_modelli_old set classificazione = '34.25.04;</text:p>
          </table:table-cell>
          <table:table-cell table:formula="of:=IF([.E21];TEXT([.E21];&quot;[hh].mm.ss&quot;)&amp;&quot;;&quot;;&quot;&quot;)">
            <text:p/>
          </table:table-cell>
          <table:table-cell table:formula="of:=IF([.F21];TEXT([.F21];&quot;[hh].mm.ss&quot;)&amp;&quot;;&quot;;&quot;&quot;)">
            <text:p/>
          </table:table-cell>
          <table:table-cell table:formula="of:=IF([.G21];TEXT([.G21];&quot;[hh].mm.ss&quot;)&amp;&quot;;&quot;;&quot;&quot;)">
            <text:p/>
          </table:table-cell>
          <table:table-cell table:formula="of:=IF([.H21];TEXT([.H21];&quot;[hh].mm.ss&quot;)&amp;&quot;;&quot;;&quot;&quot;)">
            <text:p/>
          </table:table-cell>
          <table:table-cell table:formula="of:=IF([.I21];TEXT([.I21];&quot;[hh].mm.ss&quot;)&amp;&quot;;&quot;;&quot;&quot;)">
            <text:p/>
          </table:table-cell>
          <table:table-cell table:formula="of:=IF([.J21];TEXT([.J21];&quot;[hh].mm.ss&quot;)&amp;&quot;;&quot;;&quot;&quot;)">
            <text:p/>
          </table:table-cell>
          <table:table-cell table:formula="of:=IF([.K21];TEXT([.K21];&quot;[hh].mm.ss&quot;)&amp;&quot;;&quot;;&quot;&quot;)">
            <text:p/>
          </table:table-cell>
          <table:table-cell table:formula="of:=IF([.L21];TEXT([.L21];&quot;[hh].mm.ss&quot;)&amp;&quot;;&quot;;&quot;&quot;)">
            <text:p/>
          </table:table-cell>
          <table:table-cell table:formula="of:=IF([.M21];TEXT([.M21];&quot;[hh].mm.ss&quot;)&amp;&quot;;&quot;;&quot;&quot;)">
            <text:p/>
          </table:table-cell>
          <table:table-cell table:formula="of:=IF([.N21];TEXT([.N21];&quot;[hh].mm.ss&quot;)&amp;&quot;;&quot;;&quot;&quot;)">
            <text:p/>
          </table:table-cell>
          <table:table-cell table:formula="of:=[.O21]&amp;[.P21]&amp;[.Q21]&amp;[.R21]&amp;[.S21]&amp;[.T21]&amp;[.U21]&amp;[.V21]&amp;[.W21]&amp;[.X21]&amp;[.Y21]&amp;&quot;' where modello = &quot;&amp;[.A21]&amp;&quot;;&quot;" office:value-type="string" office:string-value="update arc_modelli_old set classificazione = '34.25.04;' where modello = 29;" calcext:value-type="string">
            <text:p>update arc_modelli_old set classificazione = '34.25.04;' where modello = 29;</text:p>
          </table:table-cell>
          <table:table-cell table:number-columns-repeated="231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IC - Dichiarazione interesse culturale</text:p>
          </table:table-cell>
          <table:table-cell table:style-name="ce2" office:value-type="time" office:time-value="PT34H07M07S" calcext:value-type="time">
            <text:p>34.07.07</text:p>
          </table:table-cell>
          <table:table-cell table:style-name="ce2" office:value-type="time" office:time-value="PT34H07M04S" calcext:value-type="time">
            <text:p>34.07.04</text:p>
          </table:table-cell>
          <table:table-cell table:number-columns-repeated="9"/>
          <table:table-cell table:formula="of:=&quot;update arc_modelli_old set classificazione = '&quot;&amp;IF([.D22];TEXT([.D22];&quot;[hh].mm.ss&quot;)&amp;&quot;;&quot;;&quot;&quot;)" office:value-type="string" office:string-value="update arc_modelli_old set classificazione = '34.07.07;" calcext:value-type="string">
            <text:p>update arc_modelli_old set classificazione = '34.07.07;</text:p>
          </table:table-cell>
          <table:table-cell table:formula="of:=IF([.E22];TEXT([.E22];&quot;[hh].mm.ss&quot;)&amp;&quot;;&quot;;&quot;&quot;)" office:value-type="string" office:string-value="34.07.04;" calcext:value-type="string">
            <text:p>34.07.04;</text:p>
          </table:table-cell>
          <table:table-cell table:formula="of:=IF([.F22];TEXT([.F22];&quot;[hh].mm.ss&quot;)&amp;&quot;;&quot;;&quot;&quot;)">
            <text:p/>
          </table:table-cell>
          <table:table-cell table:formula="of:=IF([.G22];TEXT([.G22];&quot;[hh].mm.ss&quot;)&amp;&quot;;&quot;;&quot;&quot;)">
            <text:p/>
          </table:table-cell>
          <table:table-cell table:formula="of:=IF([.H22];TEXT([.H22];&quot;[hh].mm.ss&quot;)&amp;&quot;;&quot;;&quot;&quot;)">
            <text:p/>
          </table:table-cell>
          <table:table-cell table:formula="of:=IF([.I22];TEXT([.I22];&quot;[hh].mm.ss&quot;)&amp;&quot;;&quot;;&quot;&quot;)">
            <text:p/>
          </table:table-cell>
          <table:table-cell table:formula="of:=IF([.J22];TEXT([.J22];&quot;[hh].mm.ss&quot;)&amp;&quot;;&quot;;&quot;&quot;)">
            <text:p/>
          </table:table-cell>
          <table:table-cell table:formula="of:=IF([.K22];TEXT([.K22];&quot;[hh].mm.ss&quot;)&amp;&quot;;&quot;;&quot;&quot;)">
            <text:p/>
          </table:table-cell>
          <table:table-cell table:formula="of:=IF([.L22];TEXT([.L22];&quot;[hh].mm.ss&quot;)&amp;&quot;;&quot;;&quot;&quot;)">
            <text:p/>
          </table:table-cell>
          <table:table-cell table:formula="of:=IF([.M22];TEXT([.M22];&quot;[hh].mm.ss&quot;)&amp;&quot;;&quot;;&quot;&quot;)">
            <text:p/>
          </table:table-cell>
          <table:table-cell table:formula="of:=IF([.N22];TEXT([.N22];&quot;[hh].mm.ss&quot;)&amp;&quot;;&quot;;&quot;&quot;)">
            <text:p/>
          </table:table-cell>
          <table:table-cell table:formula="of:=[.O22]&amp;[.P22]&amp;[.Q22]&amp;[.R22]&amp;[.S22]&amp;[.T22]&amp;[.U22]&amp;[.V22]&amp;[.W22]&amp;[.X22]&amp;[.Y22]&amp;&quot;' where modello = &quot;&amp;[.A22]&amp;&quot;;&quot;" office:value-type="string" office:string-value="update arc_modelli_old set classificazione = '34.07.07;34.07.04;' where modello = 30;" calcext:value-type="string">
            <text:p>update arc_modelli_old set classificazione = '34.07.07;34.07.04;' where modello = 30;</text:p>
          </table:table-cell>
          <table:table-cell table:number-columns-repeated="23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CS - Ricorsi e Contenziosi</text:p>
          </table:table-cell>
          <table:table-cell table:style-name="ce2" office:value-type="time" office:time-value="PT49H25M01S" calcext:value-type="time">
            <text:p>49.25.01</text:p>
          </table:table-cell>
          <table:table-cell table:style-name="ce2"/>
          <table:table-cell table:number-columns-repeated="9"/>
          <table:table-cell table:formula="of:=&quot;update arc_modelli_old set classificazione = '&quot;&amp;IF([.D23];TEXT([.D23];&quot;[hh].mm.ss&quot;)&amp;&quot;;&quot;;&quot;&quot;)" office:value-type="string" office:string-value="update arc_modelli_old set classificazione = '49.25.01;" calcext:value-type="string">
            <text:p>update arc_modelli_old set classificazione = '49.25.01;</text:p>
          </table:table-cell>
          <table:table-cell table:formula="of:=IF([.E23];TEXT([.E23];&quot;[hh].mm.ss&quot;)&amp;&quot;;&quot;;&quot;&quot;)">
            <text:p/>
          </table:table-cell>
          <table:table-cell table:formula="of:=IF([.F23];TEXT([.F23];&quot;[hh].mm.ss&quot;)&amp;&quot;;&quot;;&quot;&quot;)">
            <text:p/>
          </table:table-cell>
          <table:table-cell table:formula="of:=IF([.G23];TEXT([.G23];&quot;[hh].mm.ss&quot;)&amp;&quot;;&quot;;&quot;&quot;)">
            <text:p/>
          </table:table-cell>
          <table:table-cell table:formula="of:=IF([.H23];TEXT([.H23];&quot;[hh].mm.ss&quot;)&amp;&quot;;&quot;;&quot;&quot;)">
            <text:p/>
          </table:table-cell>
          <table:table-cell table:formula="of:=IF([.I23];TEXT([.I23];&quot;[hh].mm.ss&quot;)&amp;&quot;;&quot;;&quot;&quot;)">
            <text:p/>
          </table:table-cell>
          <table:table-cell table:formula="of:=IF([.J23];TEXT([.J23];&quot;[hh].mm.ss&quot;)&amp;&quot;;&quot;;&quot;&quot;)">
            <text:p/>
          </table:table-cell>
          <table:table-cell table:formula="of:=IF([.K23];TEXT([.K23];&quot;[hh].mm.ss&quot;)&amp;&quot;;&quot;;&quot;&quot;)">
            <text:p/>
          </table:table-cell>
          <table:table-cell table:formula="of:=IF([.L23];TEXT([.L23];&quot;[hh].mm.ss&quot;)&amp;&quot;;&quot;;&quot;&quot;)">
            <text:p/>
          </table:table-cell>
          <table:table-cell table:formula="of:=IF([.M23];TEXT([.M23];&quot;[hh].mm.ss&quot;)&amp;&quot;;&quot;;&quot;&quot;)">
            <text:p/>
          </table:table-cell>
          <table:table-cell table:formula="of:=IF([.N23];TEXT([.N23];&quot;[hh].mm.ss&quot;)&amp;&quot;;&quot;;&quot;&quot;)">
            <text:p/>
          </table:table-cell>
          <table:table-cell table:formula="of:=[.O23]&amp;[.P23]&amp;[.Q23]&amp;[.R23]&amp;[.S23]&amp;[.T23]&amp;[.U23]&amp;[.V23]&amp;[.W23]&amp;[.X23]&amp;[.Y23]&amp;&quot;' where modello = &quot;&amp;[.A23]&amp;&quot;;&quot;" office:value-type="string" office:string-value="update arc_modelli_old set classificazione = '49.25.01;' where modello = 31;" calcext:value-type="string">
            <text:p>update arc_modelli_old set classificazione = '49.25.01;' where modello = 31;</text:p>
          </table:table-cell>
          <table:table-cell table:number-columns-repeated="231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AE - Paesaggio art. 153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style-name="ce4" office:value-type="time" office:time-value="PT34H10M02S" calcext:value-type="time">
            <text:p>34.10.02</text:p>
          </table:table-cell>
          <table:table-cell table:number-columns-repeated="8"/>
          <table:table-cell table:formula="of:=&quot;update arc_modelli_old set classificazione = '&quot;&amp;IF([.D24];TEXT([.D24];&quot;[hh].mm.ss&quot;)&amp;&quot;;&quot;;&quot;&quot;)" office:value-type="string" office:string-value="update arc_modelli_old set classificazione = '34.19.07;" calcext:value-type="string">
            <text:p>update arc_modelli_old set classificazione = '34.19.07;</text:p>
          </table:table-cell>
          <table:table-cell table:formula="of:=IF([.E24];TEXT([.E24];&quot;[hh].mm.ss&quot;)&amp;&quot;;&quot;;&quot;&quot;)" office:value-type="string" office:string-value="34.19.04;" calcext:value-type="string">
            <text:p>34.19.04;</text:p>
          </table:table-cell>
          <table:table-cell table:formula="of:=IF([.F24];TEXT([.F24];&quot;[hh].mm.ss&quot;)&amp;&quot;;&quot;;&quot;&quot;)" office:value-type="string" office:string-value="34.10.02;" calcext:value-type="string">
            <text:p>34.10.02;</text:p>
          </table:table-cell>
          <table:table-cell table:formula="of:=IF([.G24];TEXT([.G24];&quot;[hh].mm.ss&quot;)&amp;&quot;;&quot;;&quot;&quot;)">
            <text:p/>
          </table:table-cell>
          <table:table-cell table:formula="of:=IF([.H24];TEXT([.H24];&quot;[hh].mm.ss&quot;)&amp;&quot;;&quot;;&quot;&quot;)">
            <text:p/>
          </table:table-cell>
          <table:table-cell table:formula="of:=IF([.I24];TEXT([.I24];&quot;[hh].mm.ss&quot;)&amp;&quot;;&quot;;&quot;&quot;)">
            <text:p/>
          </table:table-cell>
          <table:table-cell table:formula="of:=IF([.J24];TEXT([.J24];&quot;[hh].mm.ss&quot;)&amp;&quot;;&quot;;&quot;&quot;)">
            <text:p/>
          </table:table-cell>
          <table:table-cell table:formula="of:=IF([.K24];TEXT([.K24];&quot;[hh].mm.ss&quot;)&amp;&quot;;&quot;;&quot;&quot;)">
            <text:p/>
          </table:table-cell>
          <table:table-cell table:formula="of:=IF([.L24];TEXT([.L24];&quot;[hh].mm.ss&quot;)&amp;&quot;;&quot;;&quot;&quot;)">
            <text:p/>
          </table:table-cell>
          <table:table-cell table:formula="of:=IF([.M24];TEXT([.M24];&quot;[hh].mm.ss&quot;)&amp;&quot;;&quot;;&quot;&quot;)">
            <text:p/>
          </table:table-cell>
          <table:table-cell table:formula="of:=IF([.N24];TEXT([.N24];&quot;[hh].mm.ss&quot;)&amp;&quot;;&quot;;&quot;&quot;)">
            <text:p/>
          </table:table-cell>
          <table:table-cell table:formula="of:=[.O24]&amp;[.P24]&amp;[.Q24]&amp;[.R24]&amp;[.S24]&amp;[.T24]&amp;[.U24]&amp;[.V24]&amp;[.W24]&amp;[.X24]&amp;[.Y24]&amp;&quot;' where modello = &quot;&amp;[.A24]&amp;&quot;;&quot;" office:value-type="string" office:string-value="update arc_modelli_old set classificazione = '34.19.07;34.19.04;34.10.02;' where modello = 32;" calcext:value-type="string">
            <text:p>update arc_modelli_old set classificazione = '34.19.07;34.19.04;34.10.02;' where modello = 32;</text:p>
          </table:table-cell>
          <table:table-cell table:number-columns-repeated="231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UBC - Uso di Beni Culturali</text:p>
          </table:table-cell>
          <table:table-cell table:style-name="ce2" office:value-type="time" office:time-value="PT34H25M01S" calcext:value-type="time">
            <text:p>34.25.01</text:p>
          </table:table-cell>
          <table:table-cell table:number-columns-repeated="10"/>
          <table:table-cell table:formula="of:=&quot;update arc_modelli_old set classificazione = '&quot;&amp;IF([.D25];TEXT([.D25];&quot;[hh].mm.ss&quot;)&amp;&quot;;&quot;;&quot;&quot;)" office:value-type="string" office:string-value="update arc_modelli_old set classificazione = '34.25.01;" calcext:value-type="string">
            <text:p>update arc_modelli_old set classificazione = '34.25.01;</text:p>
          </table:table-cell>
          <table:table-cell table:formula="of:=IF([.E25];TEXT([.E25];&quot;[hh].mm.ss&quot;)&amp;&quot;;&quot;;&quot;&quot;)">
            <text:p/>
          </table:table-cell>
          <table:table-cell table:formula="of:=IF([.F25];TEXT([.F25];&quot;[hh].mm.ss&quot;)&amp;&quot;;&quot;;&quot;&quot;)">
            <text:p/>
          </table:table-cell>
          <table:table-cell table:formula="of:=IF([.G25];TEXT([.G25];&quot;[hh].mm.ss&quot;)&amp;&quot;;&quot;;&quot;&quot;)">
            <text:p/>
          </table:table-cell>
          <table:table-cell table:formula="of:=IF([.H25];TEXT([.H25];&quot;[hh].mm.ss&quot;)&amp;&quot;;&quot;;&quot;&quot;)">
            <text:p/>
          </table:table-cell>
          <table:table-cell table:formula="of:=IF([.I25];TEXT([.I25];&quot;[hh].mm.ss&quot;)&amp;&quot;;&quot;;&quot;&quot;)">
            <text:p/>
          </table:table-cell>
          <table:table-cell table:formula="of:=IF([.J25];TEXT([.J25];&quot;[hh].mm.ss&quot;)&amp;&quot;;&quot;;&quot;&quot;)">
            <text:p/>
          </table:table-cell>
          <table:table-cell table:formula="of:=IF([.K25];TEXT([.K25];&quot;[hh].mm.ss&quot;)&amp;&quot;;&quot;;&quot;&quot;)">
            <text:p/>
          </table:table-cell>
          <table:table-cell table:formula="of:=IF([.L25];TEXT([.L25];&quot;[hh].mm.ss&quot;)&amp;&quot;;&quot;;&quot;&quot;)">
            <text:p/>
          </table:table-cell>
          <table:table-cell table:formula="of:=IF([.M25];TEXT([.M25];&quot;[hh].mm.ss&quot;)&amp;&quot;;&quot;;&quot;&quot;)">
            <text:p/>
          </table:table-cell>
          <table:table-cell table:formula="of:=IF([.N25];TEXT([.N25];&quot;[hh].mm.ss&quot;)&amp;&quot;;&quot;;&quot;&quot;)">
            <text:p/>
          </table:table-cell>
          <table:table-cell table:formula="of:=[.O25]&amp;[.P25]&amp;[.Q25]&amp;[.R25]&amp;[.S25]&amp;[.T25]&amp;[.U25]&amp;[.V25]&amp;[.W25]&amp;[.X25]&amp;[.Y25]&amp;&quot;' where modello = &quot;&amp;[.A25]&amp;&quot;;&quot;" office:value-type="string" office:string-value="update arc_modelli_old set classificazione = '34.25.01;' where modello = 33;" calcext:value-type="string">
            <text:p>update arc_modelli_old set classificazione = '34.25.01;' where modello = 33;</text:p>
          </table:table-cell>
          <table:table-cell table:number-columns-repeated="231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AE - Paesaggio art. 154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style-name="ce4" office:value-type="time" office:time-value="PT34H10M02S" calcext:value-type="time">
            <text:p>34.10.02</text:p>
          </table:table-cell>
          <table:table-cell table:style-name="ce8" office:value-type="time" office:time-value="PT34H10M05S" calcext:value-type="time">
            <text:p>34.10.05</text:p>
          </table:table-cell>
          <table:table-cell table:number-columns-repeated="7"/>
          <table:table-cell table:formula="of:=&quot;update arc_modelli_old set classificazione = '&quot;&amp;IF([.D26];TEXT([.D26];&quot;[hh].mm.ss&quot;)&amp;&quot;;&quot;;&quot;&quot;)" office:value-type="string" office:string-value="update arc_modelli_old set classificazione = '34.19.07;" calcext:value-type="string">
            <text:p>update arc_modelli_old set classificazione = '34.19.07;</text:p>
          </table:table-cell>
          <table:table-cell table:formula="of:=IF([.E26];TEXT([.E26];&quot;[hh].mm.ss&quot;)&amp;&quot;;&quot;;&quot;&quot;)" office:value-type="string" office:string-value="34.19.04;" calcext:value-type="string">
            <text:p>34.19.04;</text:p>
          </table:table-cell>
          <table:table-cell table:formula="of:=IF([.F26];TEXT([.F26];&quot;[hh].mm.ss&quot;)&amp;&quot;;&quot;;&quot;&quot;)" office:value-type="string" office:string-value="34.10.02;" calcext:value-type="string">
            <text:p>34.10.02;</text:p>
          </table:table-cell>
          <table:table-cell table:formula="of:=IF([.G26];TEXT([.G26];&quot;[hh].mm.ss&quot;)&amp;&quot;;&quot;;&quot;&quot;)" office:value-type="string" office:string-value="34.10.05;" calcext:value-type="string">
            <text:p>34.10.05;</text:p>
          </table:table-cell>
          <table:table-cell table:formula="of:=IF([.H26];TEXT([.H26];&quot;[hh].mm.ss&quot;)&amp;&quot;;&quot;;&quot;&quot;)">
            <text:p/>
          </table:table-cell>
          <table:table-cell table:formula="of:=IF([.I26];TEXT([.I26];&quot;[hh].mm.ss&quot;)&amp;&quot;;&quot;;&quot;&quot;)">
            <text:p/>
          </table:table-cell>
          <table:table-cell table:formula="of:=IF([.J26];TEXT([.J26];&quot;[hh].mm.ss&quot;)&amp;&quot;;&quot;;&quot;&quot;)">
            <text:p/>
          </table:table-cell>
          <table:table-cell table:formula="of:=IF([.K26];TEXT([.K26];&quot;[hh].mm.ss&quot;)&amp;&quot;;&quot;;&quot;&quot;)">
            <text:p/>
          </table:table-cell>
          <table:table-cell table:formula="of:=IF([.L26];TEXT([.L26];&quot;[hh].mm.ss&quot;)&amp;&quot;;&quot;;&quot;&quot;)">
            <text:p/>
          </table:table-cell>
          <table:table-cell table:formula="of:=IF([.M26];TEXT([.M26];&quot;[hh].mm.ss&quot;)&amp;&quot;;&quot;;&quot;&quot;)">
            <text:p/>
          </table:table-cell>
          <table:table-cell table:formula="of:=IF([.N26];TEXT([.N26];&quot;[hh].mm.ss&quot;)&amp;&quot;;&quot;;&quot;&quot;)">
            <text:p/>
          </table:table-cell>
          <table:table-cell table:formula="of:=[.O26]&amp;[.P26]&amp;[.Q26]&amp;[.R26]&amp;[.S26]&amp;[.T26]&amp;[.U26]&amp;[.V26]&amp;[.W26]&amp;[.X26]&amp;[.Y26]&amp;&quot;' where modello = &quot;&amp;[.A26]&amp;&quot;;&quot;" office:value-type="string" office:string-value="update arc_modelli_old set classificazione = '34.19.07;34.19.04;34.10.02;34.10.05;' where modello = 34;" calcext:value-type="string">
            <text:p>update arc_modelli_old set classificazione = '34.19.07;34.19.04;34.10.02;34.10.05;' where modello = 34;</text:p>
          </table:table-cell>
          <table:table-cell table:number-columns-repeated="23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BBL - Biblioteca</text:p>
          </table:table-cell>
          <table:table-cell table:style-name="ce5" office:value-type="time" office:time-value="PT13H13M04S" calcext:value-type="time">
            <text:p>13.13.04</text:p>
          </table:table-cell>
          <table:table-cell table:style-name="ce5" office:value-type="time" office:time-value="PT13H13M10S" calcext:value-type="time">
            <text:p>13.13.10</text:p>
          </table:table-cell>
          <table:table-cell table:style-name="ce5" office:value-type="time" office:time-value="PT13H13M13S" calcext:value-type="time">
            <text:p>13.13.13</text:p>
          </table:table-cell>
          <table:table-cell table:style-name="ce5" office:value-type="time" office:time-value="PT13H13M16S" calcext:value-type="time">
            <text:p>13.13.16</text:p>
          </table:table-cell>
          <table:table-cell table:style-name="ce5" office:value-type="time" office:time-value="PT13H13M19S" calcext:value-type="time">
            <text:p>13.13.19</text:p>
          </table:table-cell>
          <table:table-cell table:style-name="ce5" office:value-type="time" office:time-value="PT13H13M22S" calcext:value-type="time">
            <text:p>13.13.22</text:p>
          </table:table-cell>
          <table:table-cell table:style-name="ce5" office:value-type="time" office:time-value="PT13H13M25S" calcext:value-type="time">
            <text:p>13.13.25</text:p>
          </table:table-cell>
          <table:table-cell table:style-name="Default"/>
          <table:table-cell table:number-columns-repeated="3"/>
          <table:table-cell table:formula="of:=&quot;update arc_modelli_old set classificazione = '&quot;&amp;IF([.D27];TEXT([.D27];&quot;[hh].mm.ss&quot;)&amp;&quot;;&quot;;&quot;&quot;)" office:value-type="string" office:string-value="update arc_modelli_old set classificazione = '13.13.04;" calcext:value-type="string">
            <text:p>update arc_modelli_old set classificazione = '13.13.04;</text:p>
          </table:table-cell>
          <table:table-cell table:formula="of:=IF([.D27];TEXT([.D27];&quot;[hh].mm.ss&quot;)&amp;&quot;;&quot;;&quot;&quot;)" office:value-type="string" office:string-value="13.13.04;" calcext:value-type="string">
            <text:p>13.13.04;</text:p>
          </table:table-cell>
          <table:table-cell table:formula="of:=IF([.E27];TEXT([.E27];&quot;[hh].mm.ss&quot;)&amp;&quot;;&quot;;&quot;&quot;)" office:value-type="string" office:string-value="13.13.10;" calcext:value-type="string">
            <text:p>13.13.10;</text:p>
          </table:table-cell>
          <table:table-cell table:formula="of:=IF([.F27];TEXT([.F27];&quot;[hh].mm.ss&quot;)&amp;&quot;;&quot;;&quot;&quot;)" office:value-type="string" office:string-value="13.13.13;" calcext:value-type="string">
            <text:p>13.13.13;</text:p>
          </table:table-cell>
          <table:table-cell table:formula="of:=IF([.G27];TEXT([.G27];&quot;[hh].mm.ss&quot;)&amp;&quot;;&quot;;&quot;&quot;)" office:value-type="string" office:string-value="13.13.16;" calcext:value-type="string">
            <text:p>13.13.16;</text:p>
          </table:table-cell>
          <table:table-cell table:formula="of:=IF([.H27];TEXT([.H27];&quot;[hh].mm.ss&quot;)&amp;&quot;;&quot;;&quot;&quot;)" office:value-type="string" office:string-value="13.13.19;" calcext:value-type="string">
            <text:p>13.13.19;</text:p>
          </table:table-cell>
          <table:table-cell table:formula="of:=IF([.I27];TEXT([.I27];&quot;[hh].mm.ss&quot;)&amp;&quot;;&quot;;&quot;&quot;)" office:value-type="string" office:string-value="13.13.22;" calcext:value-type="string">
            <text:p>13.13.22;</text:p>
          </table:table-cell>
          <table:table-cell table:formula="of:=IF([.J27];TEXT([.J27];&quot;[hh].mm.ss&quot;)&amp;&quot;;&quot;;&quot;&quot;)" office:value-type="string" office:string-value="13.13.25;" calcext:value-type="string">
            <text:p>13.13.25;</text:p>
          </table:table-cell>
          <table:table-cell table:formula="of:=IF([.L27];TEXT([.L27];&quot;[hh].mm.ss&quot;)&amp;&quot;;&quot;;&quot;&quot;)">
            <text:p/>
          </table:table-cell>
          <table:table-cell table:formula="of:=IF([.M27];TEXT([.M27];&quot;[hh].mm.ss&quot;)&amp;&quot;;&quot;;&quot;&quot;)">
            <text:p/>
          </table:table-cell>
          <table:table-cell table:formula="of:=IF([.N27];TEXT([.N27];&quot;[hh].mm.ss&quot;)&amp;&quot;;&quot;;&quot;&quot;)">
            <text:p/>
          </table:table-cell>
          <table:table-cell table:formula="of:=[.O27]&amp;[.P27]&amp;[.Q27]&amp;[.R27]&amp;[.S27]&amp;[.T27]&amp;[.U27]&amp;[.V27]&amp;[.W27]&amp;[.X27]&amp;[.Y27]&amp;&quot;' where modello = &quot;&amp;[.A27]&amp;&quot;;&quot;" office:value-type="string" office:string-value="update arc_modelli_old set classificazione = '13.13.04;13.13.04;13.13.10;13.13.13;13.13.16;13.13.19;13.13.22;13.13.25;' where modello = 35;" calcext:value-type="string">
            <text:p>update arc_modelli_old set classificazione = '13.13.04;13.13.04;13.13.10;13.13.13;13.13.16;13.13.19;13.13.22;13.13.25;' where modello = 35;</text:p>
          </table:table-cell>
          <table:table-cell table:number-columns-repeated="23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MNL - Tutela indiretta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style-name="ce4" office:value-type="time" office:time-value="PT34H19M06S" calcext:value-type="time">
            <text:p>34.19.06</text:p>
          </table:table-cell>
          <table:table-cell table:number-columns-repeated="8"/>
          <table:table-cell table:formula="of:=&quot;update arc_modelli_old set classificazione = '&quot;&amp;IF([.D28];TEXT([.D28];&quot;[hh].mm.ss&quot;)&amp;&quot;;&quot;;&quot;&quot;)" office:value-type="string" office:string-value="update arc_modelli_old set classificazione = '34.19.07;" calcext:value-type="string">
            <text:p>update arc_modelli_old set classificazione = '34.19.07;</text:p>
          </table:table-cell>
          <table:table-cell table:formula="of:=IF([.E28];TEXT([.E28];&quot;[hh].mm.ss&quot;)&amp;&quot;;&quot;;&quot;&quot;)" office:value-type="string" office:string-value="34.19.04;" calcext:value-type="string">
            <text:p>34.19.04;</text:p>
          </table:table-cell>
          <table:table-cell table:formula="of:=IF([.F28];TEXT([.F28];&quot;[hh].mm.ss&quot;)&amp;&quot;;&quot;;&quot;&quot;)" office:value-type="string" office:string-value="34.19.06;" calcext:value-type="string">
            <text:p>34.19.06;</text:p>
          </table:table-cell>
          <table:table-cell table:formula="of:=IF([.G28];TEXT([.G28];&quot;[hh].mm.ss&quot;)&amp;&quot;;&quot;;&quot;&quot;)">
            <text:p/>
          </table:table-cell>
          <table:table-cell table:formula="of:=IF([.H28];TEXT([.H28];&quot;[hh].mm.ss&quot;)&amp;&quot;;&quot;;&quot;&quot;)">
            <text:p/>
          </table:table-cell>
          <table:table-cell table:formula="of:=IF([.I28];TEXT([.I28];&quot;[hh].mm.ss&quot;)&amp;&quot;;&quot;;&quot;&quot;)">
            <text:p/>
          </table:table-cell>
          <table:table-cell table:formula="of:=IF([.J28];TEXT([.J28];&quot;[hh].mm.ss&quot;)&amp;&quot;;&quot;;&quot;&quot;)">
            <text:p/>
          </table:table-cell>
          <table:table-cell table:formula="of:=IF([.K28];TEXT([.K28];&quot;[hh].mm.ss&quot;)&amp;&quot;;&quot;;&quot;&quot;)">
            <text:p/>
          </table:table-cell>
          <table:table-cell table:formula="of:=IF([.L28];TEXT([.L28];&quot;[hh].mm.ss&quot;)&amp;&quot;;&quot;;&quot;&quot;)">
            <text:p/>
          </table:table-cell>
          <table:table-cell table:formula="of:=IF([.M28];TEXT([.M28];&quot;[hh].mm.ss&quot;)&amp;&quot;;&quot;;&quot;&quot;)">
            <text:p/>
          </table:table-cell>
          <table:table-cell table:formula="of:=IF([.N28];TEXT([.N28];&quot;[hh].mm.ss&quot;)&amp;&quot;;&quot;;&quot;&quot;)">
            <text:p/>
          </table:table-cell>
          <table:table-cell table:formula="of:=[.O28]&amp;[.P28]&amp;[.Q28]&amp;[.R28]&amp;[.S28]&amp;[.T28]&amp;[.U28]&amp;[.V28]&amp;[.W28]&amp;[.X28]&amp;[.Y28]&amp;&quot;' where modello = &quot;&amp;[.A28]&amp;&quot;;&quot;" office:value-type="string" office:string-value="update arc_modelli_old set classificazione = '34.19.07;34.19.04;34.19.06;' where modello = 36;" calcext:value-type="string">
            <text:p>update arc_modelli_old set classificazione = '34.19.07;34.19.04;34.19.06;' where modello = 36;</text:p>
          </table:table-cell>
          <table:table-cell table:number-columns-repeated="23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ST - Attestazione Restauratori art. 182</text:p>
          </table:table-cell>
          <table:table-cell table:style-name="ce6" office:value-type="time" office:time-value="PT34H19M19S" calcext:value-type="time">
            <text:p>34.19.19</text:p>
          </table:table-cell>
          <table:table-cell table:number-columns-repeated="10"/>
          <table:table-cell table:formula="of:=&quot;update arc_modelli_old set classificazione = '&quot;&amp;IF([.D29];TEXT([.D29];&quot;[hh].mm.ss&quot;)&amp;&quot;;&quot;;&quot;&quot;)" office:value-type="string" office:string-value="update arc_modelli_old set classificazione = '34.19.19;" calcext:value-type="string">
            <text:p>update arc_modelli_old set classificazione = '34.19.19;</text:p>
          </table:table-cell>
          <table:table-cell table:formula="of:=IF([.E29];TEXT([.E29];&quot;[hh].mm.ss&quot;)&amp;&quot;;&quot;;&quot;&quot;)">
            <text:p/>
          </table:table-cell>
          <table:table-cell table:formula="of:=IF([.F29];TEXT([.F29];&quot;[hh].mm.ss&quot;)&amp;&quot;;&quot;;&quot;&quot;)">
            <text:p/>
          </table:table-cell>
          <table:table-cell table:formula="of:=IF([.G29];TEXT([.G29];&quot;[hh].mm.ss&quot;)&amp;&quot;;&quot;;&quot;&quot;)">
            <text:p/>
          </table:table-cell>
          <table:table-cell table:formula="of:=IF([.H29];TEXT([.H29];&quot;[hh].mm.ss&quot;)&amp;&quot;;&quot;;&quot;&quot;)">
            <text:p/>
          </table:table-cell>
          <table:table-cell table:formula="of:=IF([.I29];TEXT([.I29];&quot;[hh].mm.ss&quot;)&amp;&quot;;&quot;;&quot;&quot;)">
            <text:p/>
          </table:table-cell>
          <table:table-cell table:formula="of:=IF([.J29];TEXT([.J29];&quot;[hh].mm.ss&quot;)&amp;&quot;;&quot;;&quot;&quot;)">
            <text:p/>
          </table:table-cell>
          <table:table-cell table:formula="of:=IF([.K29];TEXT([.K29];&quot;[hh].mm.ss&quot;)&amp;&quot;;&quot;;&quot;&quot;)">
            <text:p/>
          </table:table-cell>
          <table:table-cell table:formula="of:=IF([.L29];TEXT([.L29];&quot;[hh].mm.ss&quot;)&amp;&quot;;&quot;;&quot;&quot;)">
            <text:p/>
          </table:table-cell>
          <table:table-cell table:formula="of:=IF([.M29];TEXT([.M29];&quot;[hh].mm.ss&quot;)&amp;&quot;;&quot;;&quot;&quot;)">
            <text:p/>
          </table:table-cell>
          <table:table-cell table:formula="of:=IF([.N29];TEXT([.N29];&quot;[hh].mm.ss&quot;)&amp;&quot;;&quot;;&quot;&quot;)">
            <text:p/>
          </table:table-cell>
          <table:table-cell table:formula="of:=[.O29]&amp;[.P29]&amp;[.Q29]&amp;[.R29]&amp;[.S29]&amp;[.T29]&amp;[.U29]&amp;[.V29]&amp;[.W29]&amp;[.X29]&amp;[.Y29]&amp;&quot;' where modello = &quot;&amp;[.A29]&amp;&quot;;&quot;" office:value-type="string" office:string-value="update arc_modelli_old set classificazione = '34.19.19;' where modello = 37;" calcext:value-type="string">
            <text:p>update arc_modelli_old set classificazione = '34.19.19;' where modello = 37;</text:p>
          </table:table-cell>
          <table:table-cell table:number-columns-repeated="231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LC - Solleciti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3" office:value-type="time" office:time-value="PT34H19M04S" calcext:value-type="time">
            <text:p>34.19.04</text:p>
          </table:table-cell>
          <table:table-cell table:number-columns-repeated="9"/>
          <table:table-cell table:formula="of:=&quot;update arc_modelli_old set classificazione = '&quot;&amp;IF([.D30];TEXT([.D30];&quot;[hh].mm.ss&quot;)&amp;&quot;;&quot;;&quot;&quot;)" office:value-type="string" office:string-value="update arc_modelli_old set classificazione = '34.19.07;" calcext:value-type="string">
            <text:p>update arc_modelli_old set classificazione = '34.19.07;</text:p>
          </table:table-cell>
          <table:table-cell table:formula="of:=IF([.E30];TEXT([.E30];&quot;[hh].mm.ss&quot;)&amp;&quot;;&quot;;&quot;&quot;)" office:value-type="string" office:string-value="34.19.04;" calcext:value-type="string">
            <text:p>34.19.04;</text:p>
          </table:table-cell>
          <table:table-cell table:formula="of:=IF([.F30];TEXT([.F30];&quot;[hh].mm.ss&quot;)&amp;&quot;;&quot;;&quot;&quot;)">
            <text:p/>
          </table:table-cell>
          <table:table-cell table:formula="of:=IF([.G30];TEXT([.G30];&quot;[hh].mm.ss&quot;)&amp;&quot;;&quot;;&quot;&quot;)">
            <text:p/>
          </table:table-cell>
          <table:table-cell table:formula="of:=IF([.H30];TEXT([.H30];&quot;[hh].mm.ss&quot;)&amp;&quot;;&quot;;&quot;&quot;)">
            <text:p/>
          </table:table-cell>
          <table:table-cell table:formula="of:=IF([.I30];TEXT([.I30];&quot;[hh].mm.ss&quot;)&amp;&quot;;&quot;;&quot;&quot;)">
            <text:p/>
          </table:table-cell>
          <table:table-cell table:formula="of:=IF([.J30];TEXT([.J30];&quot;[hh].mm.ss&quot;)&amp;&quot;;&quot;;&quot;&quot;)">
            <text:p/>
          </table:table-cell>
          <table:table-cell table:formula="of:=IF([.K30];TEXT([.K30];&quot;[hh].mm.ss&quot;)&amp;&quot;;&quot;;&quot;&quot;)">
            <text:p/>
          </table:table-cell>
          <table:table-cell table:formula="of:=IF([.L30];TEXT([.L30];&quot;[hh].mm.ss&quot;)&amp;&quot;;&quot;;&quot;&quot;)">
            <text:p/>
          </table:table-cell>
          <table:table-cell table:formula="of:=IF([.M30];TEXT([.M30];&quot;[hh].mm.ss&quot;)&amp;&quot;;&quot;;&quot;&quot;)">
            <text:p/>
          </table:table-cell>
          <table:table-cell table:formula="of:=IF([.N30];TEXT([.N30];&quot;[hh].mm.ss&quot;)&amp;&quot;;&quot;;&quot;&quot;)">
            <text:p/>
          </table:table-cell>
          <table:table-cell table:formula="of:=[.O30]&amp;[.P30]&amp;[.Q30]&amp;[.R30]&amp;[.S30]&amp;[.T30]&amp;[.U30]&amp;[.V30]&amp;[.W30]&amp;[.X30]&amp;[.Y30]&amp;&quot;' where modello = &quot;&amp;[.A30]&amp;&quot;;&quot;" office:value-type="string" office:string-value="update arc_modelli_old set classificazione = '34.19.07;34.19.04;' where modello = 38;" calcext:value-type="string">
            <text:p>update arc_modelli_old set classificazione = '34.19.07;34.19.04;' where modello = 38;</text:p>
          </table:table-cell>
          <table:table-cell table:number-columns-repeated="231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RG - Progetti Speciali, Accordi di Programma</text:p>
          </table:table-cell>
          <table:table-cell table:style-name="ce2" office:value-type="time" office:time-value="PT31H10M04S" calcext:value-type="time">
            <text:p>31.10.04</text:p>
          </table:table-cell>
          <table:table-cell table:number-columns-repeated="10"/>
          <table:table-cell table:formula="of:=&quot;update arc_modelli_old set classificazione = '&quot;&amp;IF([.D31];TEXT([.D31];&quot;[hh].mm.ss&quot;)&amp;&quot;;&quot;;&quot;&quot;)" office:value-type="string" office:string-value="update arc_modelli_old set classificazione = '31.10.04;" calcext:value-type="string">
            <text:p>update arc_modelli_old set classificazione = '31.10.04;</text:p>
          </table:table-cell>
          <table:table-cell table:formula="of:=IF([.E31];TEXT([.E31];&quot;[hh].mm.ss&quot;)&amp;&quot;;&quot;;&quot;&quot;)">
            <text:p/>
          </table:table-cell>
          <table:table-cell table:formula="of:=IF([.F31];TEXT([.F31];&quot;[hh].mm.ss&quot;)&amp;&quot;;&quot;;&quot;&quot;)">
            <text:p/>
          </table:table-cell>
          <table:table-cell table:formula="of:=IF([.G31];TEXT([.G31];&quot;[hh].mm.ss&quot;)&amp;&quot;;&quot;;&quot;&quot;)">
            <text:p/>
          </table:table-cell>
          <table:table-cell table:formula="of:=IF([.H31];TEXT([.H31];&quot;[hh].mm.ss&quot;)&amp;&quot;;&quot;;&quot;&quot;)">
            <text:p/>
          </table:table-cell>
          <table:table-cell table:formula="of:=IF([.I31];TEXT([.I31];&quot;[hh].mm.ss&quot;)&amp;&quot;;&quot;;&quot;&quot;)">
            <text:p/>
          </table:table-cell>
          <table:table-cell table:formula="of:=IF([.J31];TEXT([.J31];&quot;[hh].mm.ss&quot;)&amp;&quot;;&quot;;&quot;&quot;)">
            <text:p/>
          </table:table-cell>
          <table:table-cell table:formula="of:=IF([.K31];TEXT([.K31];&quot;[hh].mm.ss&quot;)&amp;&quot;;&quot;;&quot;&quot;)">
            <text:p/>
          </table:table-cell>
          <table:table-cell table:formula="of:=IF([.L31];TEXT([.L31];&quot;[hh].mm.ss&quot;)&amp;&quot;;&quot;;&quot;&quot;)">
            <text:p/>
          </table:table-cell>
          <table:table-cell table:formula="of:=IF([.M31];TEXT([.M31];&quot;[hh].mm.ss&quot;)&amp;&quot;;&quot;;&quot;&quot;)">
            <text:p/>
          </table:table-cell>
          <table:table-cell table:formula="of:=IF([.N31];TEXT([.N31];&quot;[hh].mm.ss&quot;)&amp;&quot;;&quot;;&quot;&quot;)">
            <text:p/>
          </table:table-cell>
          <table:table-cell table:formula="of:=[.O31]&amp;[.P31]&amp;[.Q31]&amp;[.R31]&amp;[.S31]&amp;[.T31]&amp;[.U31]&amp;[.V31]&amp;[.W31]&amp;[.X31]&amp;[.Y31]&amp;&quot;' where modello = &quot;&amp;[.A31]&amp;&quot;;&quot;" office:value-type="string" office:string-value="update arc_modelli_old set classificazione = '31.10.04;' where modello = 39;" calcext:value-type="string">
            <text:p>update arc_modelli_old set classificazione = '31.10.04;' where modello = 39;</text:p>
          </table:table-cell>
          <table:table-cell table:number-columns-repeated="231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AE - Paesaggio art. 146 <text:s/>proc. semplificata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style-name="ce8" office:value-type="time" office:time-value="PT34H10M05S" calcext:value-type="time">
            <text:p>34.10.05</text:p>
          </table:table-cell>
          <table:table-cell table:number-columns-repeated="8"/>
          <table:table-cell table:formula="of:=&quot;update arc_modelli_old set classificazione = '&quot;&amp;IF([.D32];TEXT([.D32];&quot;[hh].mm.ss&quot;)&amp;&quot;;&quot;;&quot;&quot;)" office:value-type="string" office:string-value="update arc_modelli_old set classificazione = '34.19.07;" calcext:value-type="string">
            <text:p>update arc_modelli_old set classificazione = '34.19.07;</text:p>
          </table:table-cell>
          <table:table-cell table:formula="of:=IF([.E32];TEXT([.E32];&quot;[hh].mm.ss&quot;)&amp;&quot;;&quot;;&quot;&quot;)" office:value-type="string" office:string-value="34.19.04;" calcext:value-type="string">
            <text:p>34.19.04;</text:p>
          </table:table-cell>
          <table:table-cell table:formula="of:=IF([.F32];TEXT([.F32];&quot;[hh].mm.ss&quot;)&amp;&quot;;&quot;;&quot;&quot;)" office:value-type="string" office:string-value="34.10.05;" calcext:value-type="string">
            <text:p>34.10.05;</text:p>
          </table:table-cell>
          <table:table-cell table:formula="of:=IF([.G32];TEXT([.G32];&quot;[hh].mm.ss&quot;)&amp;&quot;;&quot;;&quot;&quot;)">
            <text:p/>
          </table:table-cell>
          <table:table-cell table:formula="of:=IF([.H32];TEXT([.H32];&quot;[hh].mm.ss&quot;)&amp;&quot;;&quot;;&quot;&quot;)">
            <text:p/>
          </table:table-cell>
          <table:table-cell table:formula="of:=IF([.I32];TEXT([.I32];&quot;[hh].mm.ss&quot;)&amp;&quot;;&quot;;&quot;&quot;)">
            <text:p/>
          </table:table-cell>
          <table:table-cell table:formula="of:=IF([.J32];TEXT([.J32];&quot;[hh].mm.ss&quot;)&amp;&quot;;&quot;;&quot;&quot;)">
            <text:p/>
          </table:table-cell>
          <table:table-cell table:formula="of:=IF([.K32];TEXT([.K32];&quot;[hh].mm.ss&quot;)&amp;&quot;;&quot;;&quot;&quot;)">
            <text:p/>
          </table:table-cell>
          <table:table-cell table:formula="of:=IF([.L32];TEXT([.L32];&quot;[hh].mm.ss&quot;)&amp;&quot;;&quot;;&quot;&quot;)">
            <text:p/>
          </table:table-cell>
          <table:table-cell table:formula="of:=IF([.M32];TEXT([.M32];&quot;[hh].mm.ss&quot;)&amp;&quot;;&quot;;&quot;&quot;)">
            <text:p/>
          </table:table-cell>
          <table:table-cell table:formula="of:=IF([.N32];TEXT([.N32];&quot;[hh].mm.ss&quot;)&amp;&quot;;&quot;;&quot;&quot;)">
            <text:p/>
          </table:table-cell>
          <table:table-cell table:formula="of:=[.O32]&amp;[.P32]&amp;[.Q32]&amp;[.R32]&amp;[.S32]&amp;[.T32]&amp;[.U32]&amp;[.V32]&amp;[.W32]&amp;[.X32]&amp;[.Y32]&amp;&quot;' where modello = &quot;&amp;[.A32]&amp;&quot;;&quot;" office:value-type="string" office:string-value="update arc_modelli_old set classificazione = '34.19.07;34.19.04;34.10.05;' where modello = 41;" calcext:value-type="string">
            <text:p>update arc_modelli_old set classificazione = '34.19.07;34.19.04;34.10.05;' where modello = 41;</text:p>
          </table:table-cell>
          <table:table-cell table:number-columns-repeated="231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A - Fermo Amministrativo e Revoca</text:p>
          </table:table-cell>
          <table:table-cell table:style-name="ce7" office:value-type="time" office:time-value="PT22H04M00S" calcext:value-type="time">
            <text:p>22.04.00</text:p>
          </table:table-cell>
          <table:table-cell table:number-columns-repeated="10"/>
          <table:table-cell table:formula="of:=&quot;update arc_modelli_old set classificazione = '&quot;&amp;IF([.D33];TEXT([.D33];&quot;[hh].mm.ss&quot;)&amp;&quot;;&quot;;&quot;&quot;)" office:value-type="string" office:string-value="update arc_modelli_old set classificazione = '22.04.00;" calcext:value-type="string">
            <text:p>update arc_modelli_old set classificazione = '22.04.00;</text:p>
          </table:table-cell>
          <table:table-cell table:formula="of:=IF([.E33];TEXT([.E33];&quot;[hh].mm.ss&quot;)&amp;&quot;;&quot;;&quot;&quot;)">
            <text:p/>
          </table:table-cell>
          <table:table-cell table:formula="of:=IF([.F33];TEXT([.F33];&quot;[hh].mm.ss&quot;)&amp;&quot;;&quot;;&quot;&quot;)">
            <text:p/>
          </table:table-cell>
          <table:table-cell table:formula="of:=IF([.G33];TEXT([.G33];&quot;[hh].mm.ss&quot;)&amp;&quot;;&quot;;&quot;&quot;)">
            <text:p/>
          </table:table-cell>
          <table:table-cell table:formula="of:=IF([.H33];TEXT([.H33];&quot;[hh].mm.ss&quot;)&amp;&quot;;&quot;;&quot;&quot;)">
            <text:p/>
          </table:table-cell>
          <table:table-cell table:formula="of:=IF([.I33];TEXT([.I33];&quot;[hh].mm.ss&quot;)&amp;&quot;;&quot;;&quot;&quot;)">
            <text:p/>
          </table:table-cell>
          <table:table-cell table:formula="of:=IF([.J33];TEXT([.J33];&quot;[hh].mm.ss&quot;)&amp;&quot;;&quot;;&quot;&quot;)">
            <text:p/>
          </table:table-cell>
          <table:table-cell table:formula="of:=IF([.K33];TEXT([.K33];&quot;[hh].mm.ss&quot;)&amp;&quot;;&quot;;&quot;&quot;)">
            <text:p/>
          </table:table-cell>
          <table:table-cell table:formula="of:=IF([.L33];TEXT([.L33];&quot;[hh].mm.ss&quot;)&amp;&quot;;&quot;;&quot;&quot;)">
            <text:p/>
          </table:table-cell>
          <table:table-cell table:formula="of:=IF([.M33];TEXT([.M33];&quot;[hh].mm.ss&quot;)&amp;&quot;;&quot;;&quot;&quot;)">
            <text:p/>
          </table:table-cell>
          <table:table-cell table:formula="of:=IF([.N33];TEXT([.N33];&quot;[hh].mm.ss&quot;)&amp;&quot;;&quot;;&quot;&quot;)">
            <text:p/>
          </table:table-cell>
          <table:table-cell table:formula="of:=[.O33]&amp;[.P33]&amp;[.Q33]&amp;[.R33]&amp;[.S33]&amp;[.T33]&amp;[.U33]&amp;[.V33]&amp;[.W33]&amp;[.X33]&amp;[.Y33]&amp;&quot;' where modello = &quot;&amp;[.A33]&amp;&quot;;&quot;" office:value-type="string" office:string-value="update arc_modelli_old set classificazione = '22.04.00;' where modello = 42;" calcext:value-type="string">
            <text:p>update arc_modelli_old set classificazione = '22.04.00;' where modello = 42;</text:p>
          </table:table-cell>
          <table:table-cell table:number-columns-repeated="231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TG - Archivio Fotografico</text:p>
          </table:table-cell>
          <table:table-cell table:style-name="ce2" office:value-type="time" office:time-value="PT04H13M07S" calcext:value-type="time">
            <text:p>04.13.07</text:p>
          </table:table-cell>
          <table:table-cell table:number-columns-repeated="10"/>
          <table:table-cell table:formula="of:=&quot;update arc_modelli_old set classificazione = '&quot;&amp;IF([.D34];TEXT([.D34];&quot;[hh].mm.ss&quot;)&amp;&quot;;&quot;;&quot;&quot;)" office:value-type="string" office:string-value="update arc_modelli_old set classificazione = '04.13.07;" calcext:value-type="string">
            <text:p>update arc_modelli_old set classificazione = '04.13.07;</text:p>
          </table:table-cell>
          <table:table-cell table:formula="of:=IF([.E34];TEXT([.E34];&quot;[hh].mm.ss&quot;)&amp;&quot;;&quot;;&quot;&quot;)">
            <text:p/>
          </table:table-cell>
          <table:table-cell table:formula="of:=IF([.F34];TEXT([.F34];&quot;[hh].mm.ss&quot;)&amp;&quot;;&quot;;&quot;&quot;)">
            <text:p/>
          </table:table-cell>
          <table:table-cell table:formula="of:=IF([.G34];TEXT([.G34];&quot;[hh].mm.ss&quot;)&amp;&quot;;&quot;;&quot;&quot;)">
            <text:p/>
          </table:table-cell>
          <table:table-cell table:formula="of:=IF([.H34];TEXT([.H34];&quot;[hh].mm.ss&quot;)&amp;&quot;;&quot;;&quot;&quot;)">
            <text:p/>
          </table:table-cell>
          <table:table-cell table:formula="of:=IF([.I34];TEXT([.I34];&quot;[hh].mm.ss&quot;)&amp;&quot;;&quot;;&quot;&quot;)">
            <text:p/>
          </table:table-cell>
          <table:table-cell table:formula="of:=IF([.J34];TEXT([.J34];&quot;[hh].mm.ss&quot;)&amp;&quot;;&quot;;&quot;&quot;)">
            <text:p/>
          </table:table-cell>
          <table:table-cell table:formula="of:=IF([.K34];TEXT([.K34];&quot;[hh].mm.ss&quot;)&amp;&quot;;&quot;;&quot;&quot;)">
            <text:p/>
          </table:table-cell>
          <table:table-cell table:formula="of:=IF([.L34];TEXT([.L34];&quot;[hh].mm.ss&quot;)&amp;&quot;;&quot;;&quot;&quot;)">
            <text:p/>
          </table:table-cell>
          <table:table-cell table:formula="of:=IF([.M34];TEXT([.M34];&quot;[hh].mm.ss&quot;)&amp;&quot;;&quot;;&quot;&quot;)">
            <text:p/>
          </table:table-cell>
          <table:table-cell table:formula="of:=IF([.N34];TEXT([.N34];&quot;[hh].mm.ss&quot;)&amp;&quot;;&quot;;&quot;&quot;)">
            <text:p/>
          </table:table-cell>
          <table:table-cell table:formula="of:=[.O34]&amp;[.P34]&amp;[.Q34]&amp;[.R34]&amp;[.S34]&amp;[.T34]&amp;[.U34]&amp;[.V34]&amp;[.W34]&amp;[.X34]&amp;[.Y34]&amp;&quot;' where modello = &quot;&amp;[.A34]&amp;&quot;;&quot;" office:value-type="string" office:string-value="update arc_modelli_old set classificazione = '04.13.07;' where modello = 44;" calcext:value-type="string">
            <text:p>update arc_modelli_old set classificazione = '04.13.07;' where modello = 44;</text:p>
          </table:table-cell>
          <table:table-cell table:number-columns-repeated="231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MN - Beni Demaniali</text:p>
          </table:table-cell>
          <table:table-cell table:style-name="ce6" office:value-type="time" office:time-value="PT25H07M01S" calcext:value-type="time">
            <text:p>25.07.01</text:p>
          </table:table-cell>
          <table:table-cell table:style-name="ce2" office:value-type="time" office:time-value="PT25H10M01S" calcext:value-type="time">
            <text:p>25.10.01</text:p>
          </table:table-cell>
          <table:table-cell table:style-name="ce2" office:value-type="time" office:time-value="PT25H10M04S" calcext:value-type="time">
            <text:p>25.10.04</text:p>
          </table:table-cell>
          <table:table-cell table:style-name="ce2" office:value-type="time" office:time-value="PT25H10M13S" calcext:value-type="time">
            <text:p>25.10.13</text:p>
          </table:table-cell>
          <table:table-cell table:style-name="ce2" office:value-type="time" office:time-value="PT25H10M19S" calcext:value-type="time">
            <text:p>25.10.19</text:p>
          </table:table-cell>
          <table:table-cell table:number-columns-repeated="6"/>
          <table:table-cell table:formula="of:=&quot;update arc_modelli_old set classificazione = '&quot;&amp;IF([.D35];TEXT([.D35];&quot;[hh].mm.ss&quot;)&amp;&quot;;&quot;;&quot;&quot;)" office:value-type="string" office:string-value="update arc_modelli_old set classificazione = '25.07.01;" calcext:value-type="string">
            <text:p>update arc_modelli_old set classificazione = '25.07.01;</text:p>
          </table:table-cell>
          <table:table-cell table:formula="of:=IF([.E35];TEXT([.E35];&quot;[hh].mm.ss&quot;)&amp;&quot;;&quot;;&quot;&quot;)" office:value-type="string" office:string-value="25.10.01;" calcext:value-type="string">
            <text:p>25.10.01;</text:p>
          </table:table-cell>
          <table:table-cell table:formula="of:=IF([.F35];TEXT([.F35];&quot;[hh].mm.ss&quot;)&amp;&quot;;&quot;;&quot;&quot;)" office:value-type="string" office:string-value="25.10.04;" calcext:value-type="string">
            <text:p>25.10.04;</text:p>
          </table:table-cell>
          <table:table-cell table:formula="of:=IF([.G35];TEXT([.G35];&quot;[hh].mm.ss&quot;)&amp;&quot;;&quot;;&quot;&quot;)" office:value-type="string" office:string-value="25.10.13;" calcext:value-type="string">
            <text:p>25.10.13;</text:p>
          </table:table-cell>
          <table:table-cell table:formula="of:=IF([.H35];TEXT([.H35];&quot;[hh].mm.ss&quot;)&amp;&quot;;&quot;;&quot;&quot;)" office:value-type="string" office:string-value="25.10.19;" calcext:value-type="string">
            <text:p>25.10.19;</text:p>
          </table:table-cell>
          <table:table-cell table:formula="of:=IF([.I35];TEXT([.I35];&quot;[hh].mm.ss&quot;)&amp;&quot;;&quot;;&quot;&quot;)">
            <text:p/>
          </table:table-cell>
          <table:table-cell table:formula="of:=IF([.J35];TEXT([.J35];&quot;[hh].mm.ss&quot;)&amp;&quot;;&quot;;&quot;&quot;)">
            <text:p/>
          </table:table-cell>
          <table:table-cell table:formula="of:=IF([.K35];TEXT([.K35];&quot;[hh].mm.ss&quot;)&amp;&quot;;&quot;;&quot;&quot;)">
            <text:p/>
          </table:table-cell>
          <table:table-cell table:formula="of:=IF([.L35];TEXT([.L35];&quot;[hh].mm.ss&quot;)&amp;&quot;;&quot;;&quot;&quot;)">
            <text:p/>
          </table:table-cell>
          <table:table-cell table:formula="of:=IF([.M35];TEXT([.M35];&quot;[hh].mm.ss&quot;)&amp;&quot;;&quot;;&quot;&quot;)">
            <text:p/>
          </table:table-cell>
          <table:table-cell table:formula="of:=IF([.N35];TEXT([.N35];&quot;[hh].mm.ss&quot;)&amp;&quot;;&quot;;&quot;&quot;)">
            <text:p/>
          </table:table-cell>
          <table:table-cell table:formula="of:=[.O35]&amp;[.P35]&amp;[.Q35]&amp;[.R35]&amp;[.S35]&amp;[.T35]&amp;[.U35]&amp;[.V35]&amp;[.W35]&amp;[.X35]&amp;[.Y35]&amp;&quot;' where modello = &quot;&amp;[.A35]&amp;&quot;;&quot;" office:value-type="string" office:string-value="update arc_modelli_old set classificazione = '25.07.01;25.10.01;25.10.04;25.10.13;25.10.19;' where modello = 45;" calcext:value-type="string">
            <text:p>update arc_modelli_old set classificazione = '25.07.01;25.10.01;25.10.04;25.10.13;25.10.19;' where modello = 45;</text:p>
          </table:table-cell>
          <table:table-cell table:number-columns-repeated="231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MNTG - Monitoraggi statistici</text:p>
          </table:table-cell>
          <table:table-cell table:style-name="ce5" office:value-type="time" office:time-value="PT04H19M10S" calcext:value-type="time">
            <text:p>04.19.10</text:p>
          </table:table-cell>
          <table:table-cell table:number-columns-repeated="10"/>
          <table:table-cell table:formula="of:=&quot;update arc_modelli_old set classificazione = '&quot;&amp;IF([.D36];TEXT([.D36];&quot;[hh].mm.ss&quot;)&amp;&quot;;&quot;;&quot;&quot;)" office:value-type="string" office:string-value="update arc_modelli_old set classificazione = '04.19.10;" calcext:value-type="string">
            <text:p>update arc_modelli_old set classificazione = '04.19.10;</text:p>
          </table:table-cell>
          <table:table-cell table:formula="of:=IF([.E36];TEXT([.E36];&quot;[hh].mm.ss&quot;)&amp;&quot;;&quot;;&quot;&quot;)">
            <text:p/>
          </table:table-cell>
          <table:table-cell table:formula="of:=IF([.F36];TEXT([.F36];&quot;[hh].mm.ss&quot;)&amp;&quot;;&quot;;&quot;&quot;)">
            <text:p/>
          </table:table-cell>
          <table:table-cell table:formula="of:=IF([.G36];TEXT([.G36];&quot;[hh].mm.ss&quot;)&amp;&quot;;&quot;;&quot;&quot;)">
            <text:p/>
          </table:table-cell>
          <table:table-cell table:formula="of:=IF([.H36];TEXT([.H36];&quot;[hh].mm.ss&quot;)&amp;&quot;;&quot;;&quot;&quot;)">
            <text:p/>
          </table:table-cell>
          <table:table-cell table:formula="of:=IF([.I36];TEXT([.I36];&quot;[hh].mm.ss&quot;)&amp;&quot;;&quot;;&quot;&quot;)">
            <text:p/>
          </table:table-cell>
          <table:table-cell table:formula="of:=IF([.J36];TEXT([.J36];&quot;[hh].mm.ss&quot;)&amp;&quot;;&quot;;&quot;&quot;)">
            <text:p/>
          </table:table-cell>
          <table:table-cell table:formula="of:=IF([.K36];TEXT([.K36];&quot;[hh].mm.ss&quot;)&amp;&quot;;&quot;;&quot;&quot;)">
            <text:p/>
          </table:table-cell>
          <table:table-cell table:formula="of:=IF([.L36];TEXT([.L36];&quot;[hh].mm.ss&quot;)&amp;&quot;;&quot;;&quot;&quot;)">
            <text:p/>
          </table:table-cell>
          <table:table-cell table:formula="of:=IF([.M36];TEXT([.M36];&quot;[hh].mm.ss&quot;)&amp;&quot;;&quot;;&quot;&quot;)">
            <text:p/>
          </table:table-cell>
          <table:table-cell table:formula="of:=IF([.N36];TEXT([.N36];&quot;[hh].mm.ss&quot;)&amp;&quot;;&quot;;&quot;&quot;)">
            <text:p/>
          </table:table-cell>
          <table:table-cell table:formula="of:=[.O36]&amp;[.P36]&amp;[.Q36]&amp;[.R36]&amp;[.S36]&amp;[.T36]&amp;[.U36]&amp;[.V36]&amp;[.W36]&amp;[.X36]&amp;[.Y36]&amp;&quot;' where modello = &quot;&amp;[.A36]&amp;&quot;;&quot;" office:value-type="string" office:string-value="update arc_modelli_old set classificazione = '04.19.10;' where modello = 46;" calcext:value-type="string">
            <text:p>update arc_modelli_old set classificazione = '04.19.10;' where modello = 46;</text:p>
          </table:table-cell>
          <table:table-cell table:number-columns-repeated="231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MNL - Autorizzazione demolizioni e rimozioni</text:p>
          </table:table-cell>
          <table:table-cell table:style-name="ce2" office:value-type="time" office:time-value="PT34H16M01S" calcext:value-type="time">
            <text:p>34.16.01</text:p>
          </table:table-cell>
          <table:table-cell table:style-name="ce2" office:value-type="time" office:time-value="PT34H16M04S" calcext:value-type="time">
            <text:p>34.16.04</text:p>
          </table:table-cell>
          <table:table-cell table:style-name="ce2" table:number-columns-repeated="2"/>
          <table:table-cell table:number-columns-repeated="7"/>
          <table:table-cell table:formula="of:=&quot;update arc_modelli_old set classificazione = '&quot;&amp;IF([.D37];TEXT([.D37];&quot;[hh].mm.ss&quot;)&amp;&quot;;&quot;;&quot;&quot;)" office:value-type="string" office:string-value="update arc_modelli_old set classificazione = '34.16.01;" calcext:value-type="string">
            <text:p>update arc_modelli_old set classificazione = '34.16.01;</text:p>
          </table:table-cell>
          <table:table-cell table:formula="of:=IF([.E37];TEXT([.E37];&quot;[hh].mm.ss&quot;)&amp;&quot;;&quot;;&quot;&quot;)" office:value-type="string" office:string-value="34.16.04;" calcext:value-type="string">
            <text:p>34.16.04;</text:p>
          </table:table-cell>
          <table:table-cell table:formula="of:=IF([.F37];TEXT([.F37];&quot;[hh].mm.ss&quot;)&amp;&quot;;&quot;;&quot;&quot;)">
            <text:p/>
          </table:table-cell>
          <table:table-cell table:formula="of:=IF([.G37];TEXT([.G37];&quot;[hh].mm.ss&quot;)&amp;&quot;;&quot;;&quot;&quot;)">
            <text:p/>
          </table:table-cell>
          <table:table-cell table:formula="of:=IF([.H37];TEXT([.H37];&quot;[hh].mm.ss&quot;)&amp;&quot;;&quot;;&quot;&quot;)">
            <text:p/>
          </table:table-cell>
          <table:table-cell table:formula="of:=IF([.I37];TEXT([.I37];&quot;[hh].mm.ss&quot;)&amp;&quot;;&quot;;&quot;&quot;)">
            <text:p/>
          </table:table-cell>
          <table:table-cell table:formula="of:=IF([.J37];TEXT([.J37];&quot;[hh].mm.ss&quot;)&amp;&quot;;&quot;;&quot;&quot;)">
            <text:p/>
          </table:table-cell>
          <table:table-cell table:formula="of:=IF([.K37];TEXT([.K37];&quot;[hh].mm.ss&quot;)&amp;&quot;;&quot;;&quot;&quot;)">
            <text:p/>
          </table:table-cell>
          <table:table-cell table:formula="of:=IF([.L37];TEXT([.L37];&quot;[hh].mm.ss&quot;)&amp;&quot;;&quot;;&quot;&quot;)">
            <text:p/>
          </table:table-cell>
          <table:table-cell table:formula="of:=IF([.M37];TEXT([.M37];&quot;[hh].mm.ss&quot;)&amp;&quot;;&quot;;&quot;&quot;)">
            <text:p/>
          </table:table-cell>
          <table:table-cell table:formula="of:=IF([.N37];TEXT([.N37];&quot;[hh].mm.ss&quot;)&amp;&quot;;&quot;;&quot;&quot;)">
            <text:p/>
          </table:table-cell>
          <table:table-cell table:formula="of:=[.O37]&amp;[.P37]&amp;[.Q37]&amp;[.R37]&amp;[.S37]&amp;[.T37]&amp;[.U37]&amp;[.V37]&amp;[.W37]&amp;[.X37]&amp;[.Y37]&amp;&quot;' where modello = &quot;&amp;[.A37]&amp;&quot;;&quot;" office:value-type="string" office:string-value="update arc_modelli_old set classificazione = '34.16.01;34.16.04;' where modello = 47;" calcext:value-type="string">
            <text:p>update arc_modelli_old set classificazione = '34.16.01;34.16.04;' where modello = 47;</text:p>
          </table:table-cell>
          <table:table-cell table:number-columns-repeated="231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CCP - Contributi in conto interesse</text:p>
          </table:table-cell>
          <table:table-cell table:style-name="ce2" office:value-type="time" office:time-value="PT34H16M10S" calcext:value-type="time">
            <text:p>34.16.10</text:p>
          </table:table-cell>
          <table:table-cell table:number-columns-repeated="10"/>
          <table:table-cell table:formula="of:=&quot;update arc_modelli_old set classificazione = '&quot;&amp;IF([.D38];TEXT([.D38];&quot;[hh].mm.ss&quot;)&amp;&quot;;&quot;;&quot;&quot;)" office:value-type="string" office:string-value="update arc_modelli_old set classificazione = '34.16.10;" calcext:value-type="string">
            <text:p>update arc_modelli_old set classificazione = '34.16.10;</text:p>
          </table:table-cell>
          <table:table-cell table:formula="of:=IF([.E38];TEXT([.E38];&quot;[hh].mm.ss&quot;)&amp;&quot;;&quot;;&quot;&quot;)">
            <text:p/>
          </table:table-cell>
          <table:table-cell table:formula="of:=IF([.F38];TEXT([.F38];&quot;[hh].mm.ss&quot;)&amp;&quot;;&quot;;&quot;&quot;)">
            <text:p/>
          </table:table-cell>
          <table:table-cell table:formula="of:=IF([.G38];TEXT([.G38];&quot;[hh].mm.ss&quot;)&amp;&quot;;&quot;;&quot;&quot;)">
            <text:p/>
          </table:table-cell>
          <table:table-cell table:formula="of:=IF([.H38];TEXT([.H38];&quot;[hh].mm.ss&quot;)&amp;&quot;;&quot;;&quot;&quot;)">
            <text:p/>
          </table:table-cell>
          <table:table-cell table:formula="of:=IF([.I38];TEXT([.I38];&quot;[hh].mm.ss&quot;)&amp;&quot;;&quot;;&quot;&quot;)">
            <text:p/>
          </table:table-cell>
          <table:table-cell table:formula="of:=IF([.J38];TEXT([.J38];&quot;[hh].mm.ss&quot;)&amp;&quot;;&quot;;&quot;&quot;)">
            <text:p/>
          </table:table-cell>
          <table:table-cell table:formula="of:=IF([.K38];TEXT([.K38];&quot;[hh].mm.ss&quot;)&amp;&quot;;&quot;;&quot;&quot;)">
            <text:p/>
          </table:table-cell>
          <table:table-cell table:formula="of:=IF([.L38];TEXT([.L38];&quot;[hh].mm.ss&quot;)&amp;&quot;;&quot;;&quot;&quot;)">
            <text:p/>
          </table:table-cell>
          <table:table-cell table:formula="of:=IF([.M38];TEXT([.M38];&quot;[hh].mm.ss&quot;)&amp;&quot;;&quot;;&quot;&quot;)">
            <text:p/>
          </table:table-cell>
          <table:table-cell table:formula="of:=IF([.N38];TEXT([.N38];&quot;[hh].mm.ss&quot;)&amp;&quot;;&quot;;&quot;&quot;)">
            <text:p/>
          </table:table-cell>
          <table:table-cell table:formula="of:=[.O38]&amp;[.P38]&amp;[.Q38]&amp;[.R38]&amp;[.S38]&amp;[.T38]&amp;[.U38]&amp;[.V38]&amp;[.W38]&amp;[.X38]&amp;[.Y38]&amp;&quot;' where modello = &quot;&amp;[.A38]&amp;&quot;;&quot;" office:value-type="string" office:string-value="update arc_modelli_old set classificazione = '34.16.10;' where modello = 48;" calcext:value-type="string">
            <text:p>update arc_modelli_old set classificazione = '34.16.10;' where modello = 48;</text:p>
          </table:table-cell>
          <table:table-cell table:number-columns-repeated="231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PN - Toponomastica</text:p>
          </table:table-cell>
          <table:table-cell table:style-name="ce4" office:value-type="time" office:time-value="PT34H16M20S" calcext:value-type="time">
            <text:p>34.16.20</text:p>
          </table:table-cell>
          <table:table-cell table:number-columns-repeated="10"/>
          <table:table-cell table:formula="of:=&quot;update arc_modelli_old set classificazione = '&quot;&amp;IF([.D39];TEXT([.D39];&quot;[hh].mm.ss&quot;)&amp;&quot;;&quot;;&quot;&quot;)" office:value-type="string" office:string-value="update arc_modelli_old set classificazione = '34.16.20;" calcext:value-type="string">
            <text:p>update arc_modelli_old set classificazione = '34.16.20;</text:p>
          </table:table-cell>
          <table:table-cell table:formula="of:=IF([.E39];TEXT([.E39];&quot;[hh].mm.ss&quot;)&amp;&quot;;&quot;;&quot;&quot;)">
            <text:p/>
          </table:table-cell>
          <table:table-cell table:formula="of:=IF([.F39];TEXT([.F39];&quot;[hh].mm.ss&quot;)&amp;&quot;;&quot;;&quot;&quot;)">
            <text:p/>
          </table:table-cell>
          <table:table-cell table:formula="of:=IF([.G39];TEXT([.G39];&quot;[hh].mm.ss&quot;)&amp;&quot;;&quot;;&quot;&quot;)">
            <text:p/>
          </table:table-cell>
          <table:table-cell table:formula="of:=IF([.H39];TEXT([.H39];&quot;[hh].mm.ss&quot;)&amp;&quot;;&quot;;&quot;&quot;)">
            <text:p/>
          </table:table-cell>
          <table:table-cell table:formula="of:=IF([.I39];TEXT([.I39];&quot;[hh].mm.ss&quot;)&amp;&quot;;&quot;;&quot;&quot;)">
            <text:p/>
          </table:table-cell>
          <table:table-cell table:formula="of:=IF([.J39];TEXT([.J39];&quot;[hh].mm.ss&quot;)&amp;&quot;;&quot;;&quot;&quot;)">
            <text:p/>
          </table:table-cell>
          <table:table-cell table:formula="of:=IF([.K39];TEXT([.K39];&quot;[hh].mm.ss&quot;)&amp;&quot;;&quot;;&quot;&quot;)">
            <text:p/>
          </table:table-cell>
          <table:table-cell table:formula="of:=IF([.L39];TEXT([.L39];&quot;[hh].mm.ss&quot;)&amp;&quot;;&quot;;&quot;&quot;)">
            <text:p/>
          </table:table-cell>
          <table:table-cell table:formula="of:=IF([.M39];TEXT([.M39];&quot;[hh].mm.ss&quot;)&amp;&quot;;&quot;;&quot;&quot;)">
            <text:p/>
          </table:table-cell>
          <table:table-cell table:formula="of:=IF([.N39];TEXT([.N39];&quot;[hh].mm.ss&quot;)&amp;&quot;;&quot;;&quot;&quot;)">
            <text:p/>
          </table:table-cell>
          <table:table-cell table:formula="of:=[.O39]&amp;[.P39]&amp;[.Q39]&amp;[.R39]&amp;[.S39]&amp;[.T39]&amp;[.U39]&amp;[.V39]&amp;[.W39]&amp;[.X39]&amp;[.Y39]&amp;&quot;' where modello = &quot;&amp;[.A39]&amp;&quot;;&quot;" office:value-type="string" office:string-value="update arc_modelli_old set classificazione = '34.16.20;' where modello = 49;" calcext:value-type="string">
            <text:p>update arc_modelli_old set classificazione = '34.16.20;' where modello = 49;</text:p>
          </table:table-cell>
          <table:table-cell table:number-columns-repeated="231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NG - Fonti Rinnovabili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number-columns-repeated="9"/>
          <table:table-cell table:formula="of:=&quot;update arc_modelli_old set classificazione = '&quot;&amp;IF([.D40];TEXT([.D40];&quot;[hh].mm.ss&quot;)&amp;&quot;;&quot;;&quot;&quot;)" office:value-type="string" office:string-value="update arc_modelli_old set classificazione = '34.19.07;" calcext:value-type="string">
            <text:p>update arc_modelli_old set classificazione = '34.19.07;</text:p>
          </table:table-cell>
          <table:table-cell table:formula="of:=IF([.E40];TEXT([.E40];&quot;[hh].mm.ss&quot;)&amp;&quot;;&quot;;&quot;&quot;)" office:value-type="string" office:string-value="34.19.04;" calcext:value-type="string">
            <text:p>34.19.04;</text:p>
          </table:table-cell>
          <table:table-cell table:formula="of:=IF([.F40];TEXT([.F40];&quot;[hh].mm.ss&quot;)&amp;&quot;;&quot;;&quot;&quot;)">
            <text:p/>
          </table:table-cell>
          <table:table-cell table:formula="of:=IF([.G40];TEXT([.G40];&quot;[hh].mm.ss&quot;)&amp;&quot;;&quot;;&quot;&quot;)">
            <text:p/>
          </table:table-cell>
          <table:table-cell table:formula="of:=IF([.H40];TEXT([.H40];&quot;[hh].mm.ss&quot;)&amp;&quot;;&quot;;&quot;&quot;)">
            <text:p/>
          </table:table-cell>
          <table:table-cell table:formula="of:=IF([.I40];TEXT([.I40];&quot;[hh].mm.ss&quot;)&amp;&quot;;&quot;;&quot;&quot;)">
            <text:p/>
          </table:table-cell>
          <table:table-cell table:formula="of:=IF([.J40];TEXT([.J40];&quot;[hh].mm.ss&quot;)&amp;&quot;;&quot;;&quot;&quot;)">
            <text:p/>
          </table:table-cell>
          <table:table-cell table:formula="of:=IF([.K40];TEXT([.K40];&quot;[hh].mm.ss&quot;)&amp;&quot;;&quot;;&quot;&quot;)">
            <text:p/>
          </table:table-cell>
          <table:table-cell table:formula="of:=IF([.L40];TEXT([.L40];&quot;[hh].mm.ss&quot;)&amp;&quot;;&quot;;&quot;&quot;)">
            <text:p/>
          </table:table-cell>
          <table:table-cell table:formula="of:=IF([.M40];TEXT([.M40];&quot;[hh].mm.ss&quot;)&amp;&quot;;&quot;;&quot;&quot;)">
            <text:p/>
          </table:table-cell>
          <table:table-cell table:formula="of:=IF([.N40];TEXT([.N40];&quot;[hh].mm.ss&quot;)&amp;&quot;;&quot;;&quot;&quot;)">
            <text:p/>
          </table:table-cell>
          <table:table-cell table:formula="of:=[.O40]&amp;[.P40]&amp;[.Q40]&amp;[.R40]&amp;[.S40]&amp;[.T40]&amp;[.U40]&amp;[.V40]&amp;[.W40]&amp;[.X40]&amp;[.Y40]&amp;&quot;' where modello = &quot;&amp;[.A40]&amp;&quot;;&quot;" office:value-type="string" office:string-value="update arc_modelli_old set classificazione = '34.19.07;34.19.04;' where modello = 50;" calcext:value-type="string">
            <text:p>update arc_modelli_old set classificazione = '34.19.07;34.19.04;' where modello = 50;</text:p>
          </table:table-cell>
          <table:table-cell table:number-columns-repeated="231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GRZ - Garanzia di stato sostitutiva dell'assicurazione</text:p>
          </table:table-cell>
          <table:table-cell table:style-name="ce2" office:value-type="time" office:time-value="PT34H16M10S" calcext:value-type="time">
            <text:p>34.16.10</text:p>
          </table:table-cell>
          <table:table-cell table:number-columns-repeated="10"/>
          <table:table-cell table:formula="of:=&quot;update arc_modelli_old set classificazione = '&quot;&amp;IF([.D41];TEXT([.D41];&quot;[hh].mm.ss&quot;)&amp;&quot;;&quot;;&quot;&quot;)" office:value-type="string" office:string-value="update arc_modelli_old set classificazione = '34.16.10;" calcext:value-type="string">
            <text:p>update arc_modelli_old set classificazione = '34.16.10;</text:p>
          </table:table-cell>
          <table:table-cell table:formula="of:=IF([.E41];TEXT([.E41];&quot;[hh].mm.ss&quot;)&amp;&quot;;&quot;;&quot;&quot;)">
            <text:p/>
          </table:table-cell>
          <table:table-cell table:formula="of:=IF([.F41];TEXT([.F41];&quot;[hh].mm.ss&quot;)&amp;&quot;;&quot;;&quot;&quot;)">
            <text:p/>
          </table:table-cell>
          <table:table-cell table:formula="of:=IF([.G41];TEXT([.G41];&quot;[hh].mm.ss&quot;)&amp;&quot;;&quot;;&quot;&quot;)">
            <text:p/>
          </table:table-cell>
          <table:table-cell table:formula="of:=IF([.H41];TEXT([.H41];&quot;[hh].mm.ss&quot;)&amp;&quot;;&quot;;&quot;&quot;)">
            <text:p/>
          </table:table-cell>
          <table:table-cell table:formula="of:=IF([.I41];TEXT([.I41];&quot;[hh].mm.ss&quot;)&amp;&quot;;&quot;;&quot;&quot;)">
            <text:p/>
          </table:table-cell>
          <table:table-cell table:formula="of:=IF([.J41];TEXT([.J41];&quot;[hh].mm.ss&quot;)&amp;&quot;;&quot;;&quot;&quot;)">
            <text:p/>
          </table:table-cell>
          <table:table-cell table:formula="of:=IF([.K41];TEXT([.K41];&quot;[hh].mm.ss&quot;)&amp;&quot;;&quot;;&quot;&quot;)">
            <text:p/>
          </table:table-cell>
          <table:table-cell table:formula="of:=IF([.L41];TEXT([.L41];&quot;[hh].mm.ss&quot;)&amp;&quot;;&quot;;&quot;&quot;)">
            <text:p/>
          </table:table-cell>
          <table:table-cell table:formula="of:=IF([.M41];TEXT([.M41];&quot;[hh].mm.ss&quot;)&amp;&quot;;&quot;;&quot;&quot;)">
            <text:p/>
          </table:table-cell>
          <table:table-cell table:formula="of:=IF([.N41];TEXT([.N41];&quot;[hh].mm.ss&quot;)&amp;&quot;;&quot;;&quot;&quot;)">
            <text:p/>
          </table:table-cell>
          <table:table-cell table:formula="of:=[.O41]&amp;[.P41]&amp;[.Q41]&amp;[.R41]&amp;[.S41]&amp;[.T41]&amp;[.U41]&amp;[.V41]&amp;[.W41]&amp;[.X41]&amp;[.Y41]&amp;&quot;' where modello = &quot;&amp;[.A41]&amp;&quot;;&quot;" office:value-type="string" office:string-value="update arc_modelli_old set classificazione = '34.16.10;' where modello = 51;" calcext:value-type="string">
            <text:p>update arc_modelli_old set classificazione = '34.16.10;' where modello = 51;</text:p>
          </table:table-cell>
          <table:table-cell table:number-columns-repeated="231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SM - Verifica e valutazione rischio sismico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number-columns-repeated="9"/>
          <table:table-cell table:formula="of:=&quot;update arc_modelli_old set classificazione = '&quot;&amp;IF([.D42];TEXT([.D42];&quot;[hh].mm.ss&quot;)&amp;&quot;;&quot;;&quot;&quot;)" office:value-type="string" office:string-value="update arc_modelli_old set classificazione = '34.19.07;" calcext:value-type="string">
            <text:p>update arc_modelli_old set classificazione = '34.19.07;</text:p>
          </table:table-cell>
          <table:table-cell table:formula="of:=IF([.E42];TEXT([.E42];&quot;[hh].mm.ss&quot;)&amp;&quot;;&quot;;&quot;&quot;)" office:value-type="string" office:string-value="34.19.04;" calcext:value-type="string">
            <text:p>34.19.04;</text:p>
          </table:table-cell>
          <table:table-cell table:formula="of:=IF([.F42];TEXT([.F42];&quot;[hh].mm.ss&quot;)&amp;&quot;;&quot;;&quot;&quot;)">
            <text:p/>
          </table:table-cell>
          <table:table-cell table:formula="of:=IF([.G42];TEXT([.G42];&quot;[hh].mm.ss&quot;)&amp;&quot;;&quot;;&quot;&quot;)">
            <text:p/>
          </table:table-cell>
          <table:table-cell table:formula="of:=IF([.H42];TEXT([.H42];&quot;[hh].mm.ss&quot;)&amp;&quot;;&quot;;&quot;&quot;)">
            <text:p/>
          </table:table-cell>
          <table:table-cell table:formula="of:=IF([.I42];TEXT([.I42];&quot;[hh].mm.ss&quot;)&amp;&quot;;&quot;;&quot;&quot;)">
            <text:p/>
          </table:table-cell>
          <table:table-cell table:formula="of:=IF([.J42];TEXT([.J42];&quot;[hh].mm.ss&quot;)&amp;&quot;;&quot;;&quot;&quot;)">
            <text:p/>
          </table:table-cell>
          <table:table-cell table:formula="of:=IF([.K42];TEXT([.K42];&quot;[hh].mm.ss&quot;)&amp;&quot;;&quot;;&quot;&quot;)">
            <text:p/>
          </table:table-cell>
          <table:table-cell table:formula="of:=IF([.L42];TEXT([.L42];&quot;[hh].mm.ss&quot;)&amp;&quot;;&quot;;&quot;&quot;)">
            <text:p/>
          </table:table-cell>
          <table:table-cell table:formula="of:=IF([.M42];TEXT([.M42];&quot;[hh].mm.ss&quot;)&amp;&quot;;&quot;;&quot;&quot;)">
            <text:p/>
          </table:table-cell>
          <table:table-cell table:formula="of:=IF([.N42];TEXT([.N42];&quot;[hh].mm.ss&quot;)&amp;&quot;;&quot;;&quot;&quot;)">
            <text:p/>
          </table:table-cell>
          <table:table-cell table:formula="of:=[.O42]&amp;[.P42]&amp;[.Q42]&amp;[.R42]&amp;[.S42]&amp;[.T42]&amp;[.U42]&amp;[.V42]&amp;[.W42]&amp;[.X42]&amp;[.Y42]&amp;&quot;' where modello = &quot;&amp;[.A42]&amp;&quot;;&quot;" office:value-type="string" office:string-value="update arc_modelli_old set classificazione = '34.19.07;34.19.04;' where modello = 52;" calcext:value-type="string">
            <text:p>update arc_modelli_old set classificazione = '34.19.07;34.19.04;' where modello = 52;</text:p>
          </table:table-cell>
          <table:table-cell table:number-columns-repeated="231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INP - Interrogazione Parlamentare</text:p>
          </table:table-cell>
          <table:table-cell table:style-name="ce2" office:value-type="time" office:time-value="PT49H25M04S" calcext:value-type="time">
            <text:p>49.25.04</text:p>
          </table:table-cell>
          <table:table-cell table:number-columns-repeated="10"/>
          <table:table-cell table:formula="of:=&quot;update arc_modelli_old set classificazione = '&quot;&amp;IF([.D43];TEXT([.D43];&quot;[hh].mm.ss&quot;)&amp;&quot;;&quot;;&quot;&quot;)" office:value-type="string" office:string-value="update arc_modelli_old set classificazione = '49.25.04;" calcext:value-type="string">
            <text:p>update arc_modelli_old set classificazione = '49.25.04;</text:p>
          </table:table-cell>
          <table:table-cell table:formula="of:=IF([.E43];TEXT([.E43];&quot;[hh].mm.ss&quot;)&amp;&quot;;&quot;;&quot;&quot;)">
            <text:p/>
          </table:table-cell>
          <table:table-cell table:formula="of:=IF([.F43];TEXT([.F43];&quot;[hh].mm.ss&quot;)&amp;&quot;;&quot;;&quot;&quot;)">
            <text:p/>
          </table:table-cell>
          <table:table-cell table:formula="of:=IF([.G43];TEXT([.G43];&quot;[hh].mm.ss&quot;)&amp;&quot;;&quot;;&quot;&quot;)">
            <text:p/>
          </table:table-cell>
          <table:table-cell table:formula="of:=IF([.H43];TEXT([.H43];&quot;[hh].mm.ss&quot;)&amp;&quot;;&quot;;&quot;&quot;)">
            <text:p/>
          </table:table-cell>
          <table:table-cell table:formula="of:=IF([.I43];TEXT([.I43];&quot;[hh].mm.ss&quot;)&amp;&quot;;&quot;;&quot;&quot;)">
            <text:p/>
          </table:table-cell>
          <table:table-cell table:formula="of:=IF([.J43];TEXT([.J43];&quot;[hh].mm.ss&quot;)&amp;&quot;;&quot;;&quot;&quot;)">
            <text:p/>
          </table:table-cell>
          <table:table-cell table:formula="of:=IF([.K43];TEXT([.K43];&quot;[hh].mm.ss&quot;)&amp;&quot;;&quot;;&quot;&quot;)">
            <text:p/>
          </table:table-cell>
          <table:table-cell table:formula="of:=IF([.L43];TEXT([.L43];&quot;[hh].mm.ss&quot;)&amp;&quot;;&quot;;&quot;&quot;)">
            <text:p/>
          </table:table-cell>
          <table:table-cell table:formula="of:=IF([.M43];TEXT([.M43];&quot;[hh].mm.ss&quot;)&amp;&quot;;&quot;;&quot;&quot;)">
            <text:p/>
          </table:table-cell>
          <table:table-cell table:formula="of:=IF([.N43];TEXT([.N43];&quot;[hh].mm.ss&quot;)&amp;&quot;;&quot;;&quot;&quot;)">
            <text:p/>
          </table:table-cell>
          <table:table-cell table:formula="of:=[.O43]&amp;[.P43]&amp;[.Q43]&amp;[.R43]&amp;[.S43]&amp;[.T43]&amp;[.U43]&amp;[.V43]&amp;[.W43]&amp;[.X43]&amp;[.Y43]&amp;&quot;' where modello = &quot;&amp;[.A43]&amp;&quot;;&quot;" office:value-type="string" office:string-value="update arc_modelli_old set classificazione = '49.25.04;' where modello = 53;" calcext:value-type="string">
            <text:p>update arc_modelli_old set classificazione = '49.25.04;' where modello = 53;</text:p>
          </table:table-cell>
          <table:table-cell table:number-columns-repeated="23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AE - Autorizzazione paesaggistica ordinaria</text:p>
          </table:table-cell>
          <table:table-cell table:style-name="ce2" office:value-type="time" office:time-value="PT34H10M02S" calcext:value-type="time">
            <text:p>34.10.02</text:p>
          </table:table-cell>
          <table:table-cell table:style-name="ce2" table:number-columns-repeated="2"/>
          <table:table-cell table:number-columns-repeated="8"/>
          <table:table-cell table:formula="of:=&quot;update arc_modelli_old set classificazione = '&quot;&amp;IF([.D44];TEXT([.D44];&quot;[hh].mm.ss&quot;)&amp;&quot;;&quot;;&quot;&quot;)" office:value-type="string" office:string-value="update arc_modelli_old set classificazione = '34.10.02;" calcext:value-type="string">
            <text:p>update arc_modelli_old set classificazione = '34.10.02;</text:p>
          </table:table-cell>
          <table:table-cell table:formula="of:=IF([.E44];TEXT([.E44];&quot;[hh].mm.ss&quot;)&amp;&quot;;&quot;;&quot;&quot;)">
            <text:p/>
          </table:table-cell>
          <table:table-cell table:formula="of:=IF([.F44];TEXT([.F44];&quot;[hh].mm.ss&quot;)&amp;&quot;;&quot;;&quot;&quot;)">
            <text:p/>
          </table:table-cell>
          <table:table-cell table:formula="of:=IF([.G44];TEXT([.G44];&quot;[hh].mm.ss&quot;)&amp;&quot;;&quot;;&quot;&quot;)">
            <text:p/>
          </table:table-cell>
          <table:table-cell table:formula="of:=IF([.H44];TEXT([.H44];&quot;[hh].mm.ss&quot;)&amp;&quot;;&quot;;&quot;&quot;)">
            <text:p/>
          </table:table-cell>
          <table:table-cell table:formula="of:=IF([.I44];TEXT([.I44];&quot;[hh].mm.ss&quot;)&amp;&quot;;&quot;;&quot;&quot;)">
            <text:p/>
          </table:table-cell>
          <table:table-cell table:formula="of:=IF([.J44];TEXT([.J44];&quot;[hh].mm.ss&quot;)&amp;&quot;;&quot;;&quot;&quot;)">
            <text:p/>
          </table:table-cell>
          <table:table-cell table:formula="of:=IF([.K44];TEXT([.K44];&quot;[hh].mm.ss&quot;)&amp;&quot;;&quot;;&quot;&quot;)">
            <text:p/>
          </table:table-cell>
          <table:table-cell table:formula="of:=IF([.L44];TEXT([.L44];&quot;[hh].mm.ss&quot;)&amp;&quot;;&quot;;&quot;&quot;)">
            <text:p/>
          </table:table-cell>
          <table:table-cell table:formula="of:=IF([.M44];TEXT([.M44];&quot;[hh].mm.ss&quot;)&amp;&quot;;&quot;;&quot;&quot;)">
            <text:p/>
          </table:table-cell>
          <table:table-cell table:formula="of:=IF([.N44];TEXT([.N44];&quot;[hh].mm.ss&quot;)&amp;&quot;;&quot;;&quot;&quot;)">
            <text:p/>
          </table:table-cell>
          <table:table-cell table:formula="of:=[.O44]&amp;[.P44]&amp;[.Q44]&amp;[.R44]&amp;[.S44]&amp;[.T44]&amp;[.U44]&amp;[.V44]&amp;[.W44]&amp;[.X44]&amp;[.Y44]&amp;&quot;' where modello = &quot;&amp;[.A44]&amp;&quot;;&quot;" office:value-type="string" office:string-value="update arc_modelli_old set classificazione = '34.10.02;' where modello = 54;" calcext:value-type="string">
            <text:p>update arc_modelli_old set classificazione = '34.10.02;' where modello = 54;</text:p>
          </table:table-cell>
          <table:table-cell table:number-columns-repeated="231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AE - Autorizzazione paesaggistica semplificata</text:p>
          </table:table-cell>
          <table:table-cell table:style-name="ce4" office:value-type="time" office:time-value="PT34H10M05S" calcext:value-type="time">
            <text:p>34.10.05</text:p>
          </table:table-cell>
          <table:table-cell table:style-name="ce2" table:number-columns-repeated="2"/>
          <table:table-cell table:number-columns-repeated="8"/>
          <table:table-cell table:formula="of:=&quot;update arc_modelli_old set classificazione = '&quot;&amp;IF([.D45];TEXT([.D45];&quot;[hh].mm.ss&quot;)&amp;&quot;;&quot;;&quot;&quot;)" office:value-type="string" office:string-value="update arc_modelli_old set classificazione = '34.10.05;" calcext:value-type="string">
            <text:p>update arc_modelli_old set classificazione = '34.10.05;</text:p>
          </table:table-cell>
          <table:table-cell table:formula="of:=IF([.E45];TEXT([.E45];&quot;[hh].mm.ss&quot;)&amp;&quot;;&quot;;&quot;&quot;)">
            <text:p/>
          </table:table-cell>
          <table:table-cell table:formula="of:=IF([.F45];TEXT([.F45];&quot;[hh].mm.ss&quot;)&amp;&quot;;&quot;;&quot;&quot;)">
            <text:p/>
          </table:table-cell>
          <table:table-cell table:formula="of:=IF([.G45];TEXT([.G45];&quot;[hh].mm.ss&quot;)&amp;&quot;;&quot;;&quot;&quot;)">
            <text:p/>
          </table:table-cell>
          <table:table-cell table:formula="of:=IF([.H45];TEXT([.H45];&quot;[hh].mm.ss&quot;)&amp;&quot;;&quot;;&quot;&quot;)">
            <text:p/>
          </table:table-cell>
          <table:table-cell table:formula="of:=IF([.I45];TEXT([.I45];&quot;[hh].mm.ss&quot;)&amp;&quot;;&quot;;&quot;&quot;)">
            <text:p/>
          </table:table-cell>
          <table:table-cell table:formula="of:=IF([.J45];TEXT([.J45];&quot;[hh].mm.ss&quot;)&amp;&quot;;&quot;;&quot;&quot;)">
            <text:p/>
          </table:table-cell>
          <table:table-cell table:formula="of:=IF([.K45];TEXT([.K45];&quot;[hh].mm.ss&quot;)&amp;&quot;;&quot;;&quot;&quot;)">
            <text:p/>
          </table:table-cell>
          <table:table-cell table:formula="of:=IF([.L45];TEXT([.L45];&quot;[hh].mm.ss&quot;)&amp;&quot;;&quot;;&quot;&quot;)">
            <text:p/>
          </table:table-cell>
          <table:table-cell table:formula="of:=IF([.M45];TEXT([.M45];&quot;[hh].mm.ss&quot;)&amp;&quot;;&quot;;&quot;&quot;)">
            <text:p/>
          </table:table-cell>
          <table:table-cell table:formula="of:=IF([.N45];TEXT([.N45];&quot;[hh].mm.ss&quot;)&amp;&quot;;&quot;;&quot;&quot;)">
            <text:p/>
          </table:table-cell>
          <table:table-cell table:formula="of:=[.O45]&amp;[.P45]&amp;[.Q45]&amp;[.R45]&amp;[.S45]&amp;[.T45]&amp;[.U45]&amp;[.V45]&amp;[.W45]&amp;[.X45]&amp;[.Y45]&amp;&quot;' where modello = &quot;&amp;[.A45]&amp;&quot;;&quot;" office:value-type="string" office:string-value="update arc_modelli_old set classificazione = '34.10.05;' where modello = 55;" calcext:value-type="string">
            <text:p>update arc_modelli_old set classificazione = '34.10.05;' where modello = 55;</text:p>
          </table:table-cell>
          <table:table-cell table:number-columns-repeated="231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MNL - Esercizio del commercio art. 52</text:p>
          </table:table-cell>
          <table:table-cell table:style-name="ce2" office:value-type="time" office:time-value="PT34H19M16S" calcext:value-type="time">
            <text:p>34.19.16</text:p>
          </table:table-cell>
          <table:table-cell table:number-columns-repeated="10"/>
          <table:table-cell table:formula="of:=&quot;update arc_modelli_old set classificazione = '&quot;&amp;IF([.D46];TEXT([.D46];&quot;[hh].mm.ss&quot;)&amp;&quot;;&quot;;&quot;&quot;)" office:value-type="string" office:string-value="update arc_modelli_old set classificazione = '34.19.16;" calcext:value-type="string">
            <text:p>update arc_modelli_old set classificazione = '34.19.16;</text:p>
          </table:table-cell>
          <table:table-cell table:formula="of:=IF([.E46];TEXT([.E46];&quot;[hh].mm.ss&quot;)&amp;&quot;;&quot;;&quot;&quot;)">
            <text:p/>
          </table:table-cell>
          <table:table-cell table:formula="of:=IF([.F46];TEXT([.F46];&quot;[hh].mm.ss&quot;)&amp;&quot;;&quot;;&quot;&quot;)">
            <text:p/>
          </table:table-cell>
          <table:table-cell table:formula="of:=IF([.G46];TEXT([.G46];&quot;[hh].mm.ss&quot;)&amp;&quot;;&quot;;&quot;&quot;)">
            <text:p/>
          </table:table-cell>
          <table:table-cell table:formula="of:=IF([.H46];TEXT([.H46];&quot;[hh].mm.ss&quot;)&amp;&quot;;&quot;;&quot;&quot;)">
            <text:p/>
          </table:table-cell>
          <table:table-cell table:formula="of:=IF([.I46];TEXT([.I46];&quot;[hh].mm.ss&quot;)&amp;&quot;;&quot;;&quot;&quot;)">
            <text:p/>
          </table:table-cell>
          <table:table-cell table:formula="of:=IF([.J46];TEXT([.J46];&quot;[hh].mm.ss&quot;)&amp;&quot;;&quot;;&quot;&quot;)">
            <text:p/>
          </table:table-cell>
          <table:table-cell table:formula="of:=IF([.K46];TEXT([.K46];&quot;[hh].mm.ss&quot;)&amp;&quot;;&quot;;&quot;&quot;)">
            <text:p/>
          </table:table-cell>
          <table:table-cell table:formula="of:=IF([.L46];TEXT([.L46];&quot;[hh].mm.ss&quot;)&amp;&quot;;&quot;;&quot;&quot;)">
            <text:p/>
          </table:table-cell>
          <table:table-cell table:formula="of:=IF([.M46];TEXT([.M46];&quot;[hh].mm.ss&quot;)&amp;&quot;;&quot;;&quot;&quot;)">
            <text:p/>
          </table:table-cell>
          <table:table-cell table:formula="of:=IF([.N46];TEXT([.N46];&quot;[hh].mm.ss&quot;)&amp;&quot;;&quot;;&quot;&quot;)">
            <text:p/>
          </table:table-cell>
          <table:table-cell table:formula="of:=[.O46]&amp;[.P46]&amp;[.Q46]&amp;[.R46]&amp;[.S46]&amp;[.T46]&amp;[.U46]&amp;[.V46]&amp;[.W46]&amp;[.X46]&amp;[.Y46]&amp;&quot;' where modello = &quot;&amp;[.A46]&amp;&quot;;&quot;" office:value-type="string" office:string-value="update arc_modelli_old set classificazione = '34.19.16;' where modello = 56;" calcext:value-type="string">
            <text:p>update arc_modelli_old set classificazione = '34.19.16;' where modello = 56;</text:p>
          </table:table-cell>
          <table:table-cell table:number-columns-repeated="231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MNL - Distacchi</text:p>
          </table:table-cell>
          <table:table-cell table:style-name="ce2" office:value-type="time" office:time-value="PT34H16M04S" calcext:value-type="time">
            <text:p>34.16.04</text:p>
          </table:table-cell>
          <table:table-cell table:number-columns-repeated="10"/>
          <table:table-cell table:formula="of:=&quot;update arc_modelli_old set classificazione = '&quot;&amp;IF([.D47];TEXT([.D47];&quot;[hh].mm.ss&quot;)&amp;&quot;;&quot;;&quot;&quot;)" office:value-type="string" office:string-value="update arc_modelli_old set classificazione = '34.16.04;" calcext:value-type="string">
            <text:p>update arc_modelli_old set classificazione = '34.16.04;</text:p>
          </table:table-cell>
          <table:table-cell table:formula="of:=IF([.E47];TEXT([.E47];&quot;[hh].mm.ss&quot;)&amp;&quot;;&quot;;&quot;&quot;)">
            <text:p/>
          </table:table-cell>
          <table:table-cell table:formula="of:=IF([.F47];TEXT([.F47];&quot;[hh].mm.ss&quot;)&amp;&quot;;&quot;;&quot;&quot;)">
            <text:p/>
          </table:table-cell>
          <table:table-cell table:formula="of:=IF([.G47];TEXT([.G47];&quot;[hh].mm.ss&quot;)&amp;&quot;;&quot;;&quot;&quot;)">
            <text:p/>
          </table:table-cell>
          <table:table-cell table:formula="of:=IF([.H47];TEXT([.H47];&quot;[hh].mm.ss&quot;)&amp;&quot;;&quot;;&quot;&quot;)">
            <text:p/>
          </table:table-cell>
          <table:table-cell table:formula="of:=IF([.I47];TEXT([.I47];&quot;[hh].mm.ss&quot;)&amp;&quot;;&quot;;&quot;&quot;)">
            <text:p/>
          </table:table-cell>
          <table:table-cell table:formula="of:=IF([.J47];TEXT([.J47];&quot;[hh].mm.ss&quot;)&amp;&quot;;&quot;;&quot;&quot;)">
            <text:p/>
          </table:table-cell>
          <table:table-cell table:formula="of:=IF([.K47];TEXT([.K47];&quot;[hh].mm.ss&quot;)&amp;&quot;;&quot;;&quot;&quot;)">
            <text:p/>
          </table:table-cell>
          <table:table-cell table:formula="of:=IF([.L47];TEXT([.L47];&quot;[hh].mm.ss&quot;)&amp;&quot;;&quot;;&quot;&quot;)">
            <text:p/>
          </table:table-cell>
          <table:table-cell table:formula="of:=IF([.M47];TEXT([.M47];&quot;[hh].mm.ss&quot;)&amp;&quot;;&quot;;&quot;&quot;)">
            <text:p/>
          </table:table-cell>
          <table:table-cell table:formula="of:=IF([.N47];TEXT([.N47];&quot;[hh].mm.ss&quot;)&amp;&quot;;&quot;;&quot;&quot;)">
            <text:p/>
          </table:table-cell>
          <table:table-cell table:formula="of:=[.O47]&amp;[.P47]&amp;[.Q47]&amp;[.R47]&amp;[.S47]&amp;[.T47]&amp;[.U47]&amp;[.V47]&amp;[.W47]&amp;[.X47]&amp;[.Y47]&amp;&quot;' where modello = &quot;&amp;[.A47]&amp;&quot;;&quot;" office:value-type="string" office:string-value="update arc_modelli_old set classificazione = '34.16.04;' where modello = 57;" calcext:value-type="string">
            <text:p>update arc_modelli_old set classificazione = '34.16.04;' where modello = 57;</text:p>
          </table:table-cell>
          <table:table-cell table:number-columns-repeated="231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NL - Archeologia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number-columns-repeated="9"/>
          <table:table-cell table:formula="of:=&quot;update arc_modelli_old set classificazione = '&quot;&amp;IF([.D48];TEXT([.D48];&quot;[hh].mm.ss&quot;)&amp;&quot;;&quot;;&quot;&quot;)" office:value-type="string" office:string-value="update arc_modelli_old set classificazione = '34.19.07;" calcext:value-type="string">
            <text:p>update arc_modelli_old set classificazione = '34.19.07;</text:p>
          </table:table-cell>
          <table:table-cell table:formula="of:=IF([.E48];TEXT([.E48];&quot;[hh].mm.ss&quot;)&amp;&quot;;&quot;;&quot;&quot;)" office:value-type="string" office:string-value="34.19.04;" calcext:value-type="string">
            <text:p>34.19.04;</text:p>
          </table:table-cell>
          <table:table-cell table:formula="of:=IF([.F48];TEXT([.F48];&quot;[hh].mm.ss&quot;)&amp;&quot;;&quot;;&quot;&quot;)">
            <text:p/>
          </table:table-cell>
          <table:table-cell table:formula="of:=IF([.G48];TEXT([.G48];&quot;[hh].mm.ss&quot;)&amp;&quot;;&quot;;&quot;&quot;)">
            <text:p/>
          </table:table-cell>
          <table:table-cell table:formula="of:=IF([.H48];TEXT([.H48];&quot;[hh].mm.ss&quot;)&amp;&quot;;&quot;;&quot;&quot;)">
            <text:p/>
          </table:table-cell>
          <table:table-cell table:formula="of:=IF([.I48];TEXT([.I48];&quot;[hh].mm.ss&quot;)&amp;&quot;;&quot;;&quot;&quot;)">
            <text:p/>
          </table:table-cell>
          <table:table-cell table:formula="of:=IF([.J48];TEXT([.J48];&quot;[hh].mm.ss&quot;)&amp;&quot;;&quot;;&quot;&quot;)">
            <text:p/>
          </table:table-cell>
          <table:table-cell table:formula="of:=IF([.K48];TEXT([.K48];&quot;[hh].mm.ss&quot;)&amp;&quot;;&quot;;&quot;&quot;)">
            <text:p/>
          </table:table-cell>
          <table:table-cell table:formula="of:=IF([.L48];TEXT([.L48];&quot;[hh].mm.ss&quot;)&amp;&quot;;&quot;;&quot;&quot;)">
            <text:p/>
          </table:table-cell>
          <table:table-cell table:formula="of:=IF([.M48];TEXT([.M48];&quot;[hh].mm.ss&quot;)&amp;&quot;;&quot;;&quot;&quot;)">
            <text:p/>
          </table:table-cell>
          <table:table-cell table:formula="of:=IF([.N48];TEXT([.N48];&quot;[hh].mm.ss&quot;)&amp;&quot;;&quot;;&quot;&quot;)">
            <text:p/>
          </table:table-cell>
          <table:table-cell table:formula="of:=[.O48]&amp;[.P48]&amp;[.Q48]&amp;[.R48]&amp;[.S48]&amp;[.T48]&amp;[.U48]&amp;[.V48]&amp;[.W48]&amp;[.X48]&amp;[.Y48]&amp;&quot;' where modello = &quot;&amp;[.A48]&amp;&quot;;&quot;" office:value-type="string" office:string-value="update arc_modelli_old set classificazione = '34.19.07;34.19.04;' where modello = 59;" calcext:value-type="string">
            <text:p>update arc_modelli_old set classificazione = '34.19.07;34.19.04;' where modello = 59;</text:p>
          </table:table-cell>
          <table:table-cell table:number-columns-repeated="231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RB - Verbali Co.Re.Pa.Cu.</text:p>
          </table:table-cell>
          <table:table-cell table:style-name="ce8" office:value-type="time" office:time-value="PT04H04M23S" calcext:value-type="time">
            <text:p>04.04.23</text:p>
          </table:table-cell>
          <table:table-cell table:style-name="ce2"/>
          <table:table-cell table:number-columns-repeated="9"/>
          <table:table-cell table:formula="of:=&quot;update arc_modelli_old set classificazione = '&quot;&amp;IF([.D49];TEXT([.D49];&quot;[hh].mm.ss&quot;)&amp;&quot;;&quot;;&quot;&quot;)" office:value-type="string" office:string-value="update arc_modelli_old set classificazione = '04.04.23;" calcext:value-type="string">
            <text:p>update arc_modelli_old set classificazione = '04.04.23;</text:p>
          </table:table-cell>
          <table:table-cell table:formula="of:=IF([.E49];TEXT([.E49];&quot;[hh].mm.ss&quot;)&amp;&quot;;&quot;;&quot;&quot;)">
            <text:p/>
          </table:table-cell>
          <table:table-cell table:formula="of:=IF([.F49];TEXT([.F49];&quot;[hh].mm.ss&quot;)&amp;&quot;;&quot;;&quot;&quot;)">
            <text:p/>
          </table:table-cell>
          <table:table-cell table:formula="of:=IF([.G49];TEXT([.G49];&quot;[hh].mm.ss&quot;)&amp;&quot;;&quot;;&quot;&quot;)">
            <text:p/>
          </table:table-cell>
          <table:table-cell table:formula="of:=IF([.H49];TEXT([.H49];&quot;[hh].mm.ss&quot;)&amp;&quot;;&quot;;&quot;&quot;)">
            <text:p/>
          </table:table-cell>
          <table:table-cell table:formula="of:=IF([.I49];TEXT([.I49];&quot;[hh].mm.ss&quot;)&amp;&quot;;&quot;;&quot;&quot;)">
            <text:p/>
          </table:table-cell>
          <table:table-cell table:formula="of:=IF([.J49];TEXT([.J49];&quot;[hh].mm.ss&quot;)&amp;&quot;;&quot;;&quot;&quot;)">
            <text:p/>
          </table:table-cell>
          <table:table-cell table:formula="of:=IF([.K49];TEXT([.K49];&quot;[hh].mm.ss&quot;)&amp;&quot;;&quot;;&quot;&quot;)">
            <text:p/>
          </table:table-cell>
          <table:table-cell table:formula="of:=IF([.L49];TEXT([.L49];&quot;[hh].mm.ss&quot;)&amp;&quot;;&quot;;&quot;&quot;)">
            <text:p/>
          </table:table-cell>
          <table:table-cell table:formula="of:=IF([.M49];TEXT([.M49];&quot;[hh].mm.ss&quot;)&amp;&quot;;&quot;;&quot;&quot;)">
            <text:p/>
          </table:table-cell>
          <table:table-cell table:formula="of:=IF([.N49];TEXT([.N49];&quot;[hh].mm.ss&quot;)&amp;&quot;;&quot;;&quot;&quot;)">
            <text:p/>
          </table:table-cell>
          <table:table-cell table:formula="of:=[.O49]&amp;[.P49]&amp;[.Q49]&amp;[.R49]&amp;[.S49]&amp;[.T49]&amp;[.U49]&amp;[.V49]&amp;[.W49]&amp;[.X49]&amp;[.Y49]&amp;&quot;' where modello = &quot;&amp;[.A49]&amp;&quot;;&quot;" office:value-type="string" office:string-value="update arc_modelli_old set classificazione = '04.04.23;' where modello = 61;" calcext:value-type="string">
            <text:p>update arc_modelli_old set classificazione = '04.04.23;' where modello = 61;</text:p>
          </table:table-cell>
          <table:table-cell table:number-columns-repeated="231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UNESCO</text:p>
          </table:table-cell>
          <table:table-cell table:style-name="ce2" office:value-type="time" office:time-value="PT34H07M19S" calcext:value-type="time">
            <text:p>34.07.19</text:p>
          </table:table-cell>
          <table:table-cell table:number-columns-repeated="10"/>
          <table:table-cell table:formula="of:=&quot;update arc_modelli_old set classificazione = '&quot;&amp;IF([.D50];TEXT([.D50];&quot;[hh].mm.ss&quot;)&amp;&quot;;&quot;;&quot;&quot;)" office:value-type="string" office:string-value="update arc_modelli_old set classificazione = '34.07.19;" calcext:value-type="string">
            <text:p>update arc_modelli_old set classificazione = '34.07.19;</text:p>
          </table:table-cell>
          <table:table-cell table:formula="of:=IF([.E50];TEXT([.E50];&quot;[hh].mm.ss&quot;)&amp;&quot;;&quot;;&quot;&quot;)">
            <text:p/>
          </table:table-cell>
          <table:table-cell table:formula="of:=IF([.F50];TEXT([.F50];&quot;[hh].mm.ss&quot;)&amp;&quot;;&quot;;&quot;&quot;)">
            <text:p/>
          </table:table-cell>
          <table:table-cell table:formula="of:=IF([.G50];TEXT([.G50];&quot;[hh].mm.ss&quot;)&amp;&quot;;&quot;;&quot;&quot;)">
            <text:p/>
          </table:table-cell>
          <table:table-cell table:formula="of:=IF([.H50];TEXT([.H50];&quot;[hh].mm.ss&quot;)&amp;&quot;;&quot;;&quot;&quot;)">
            <text:p/>
          </table:table-cell>
          <table:table-cell table:formula="of:=IF([.I50];TEXT([.I50];&quot;[hh].mm.ss&quot;)&amp;&quot;;&quot;;&quot;&quot;)">
            <text:p/>
          </table:table-cell>
          <table:table-cell table:formula="of:=IF([.J50];TEXT([.J50];&quot;[hh].mm.ss&quot;)&amp;&quot;;&quot;;&quot;&quot;)">
            <text:p/>
          </table:table-cell>
          <table:table-cell table:formula="of:=IF([.K50];TEXT([.K50];&quot;[hh].mm.ss&quot;)&amp;&quot;;&quot;;&quot;&quot;)">
            <text:p/>
          </table:table-cell>
          <table:table-cell table:formula="of:=IF([.L50];TEXT([.L50];&quot;[hh].mm.ss&quot;)&amp;&quot;;&quot;;&quot;&quot;)">
            <text:p/>
          </table:table-cell>
          <table:table-cell table:formula="of:=IF([.M50];TEXT([.M50];&quot;[hh].mm.ss&quot;)&amp;&quot;;&quot;;&quot;&quot;)">
            <text:p/>
          </table:table-cell>
          <table:table-cell table:formula="of:=IF([.N50];TEXT([.N50];&quot;[hh].mm.ss&quot;)&amp;&quot;;&quot;;&quot;&quot;)">
            <text:p/>
          </table:table-cell>
          <table:table-cell table:formula="of:=[.O50]&amp;[.P50]&amp;[.Q50]&amp;[.R50]&amp;[.S50]&amp;[.T50]&amp;[.U50]&amp;[.V50]&amp;[.W50]&amp;[.X50]&amp;[.Y50]&amp;&quot;' where modello = &quot;&amp;[.A50]&amp;&quot;;&quot;" office:value-type="string" office:string-value="update arc_modelli_old set classificazione = '34.07.19;' where modello = 62;" calcext:value-type="string">
            <text:p>update arc_modelli_old set classificazione = '34.07.19;' where modello = 62;</text:p>
          </table:table-cell>
          <table:table-cell table:number-columns-repeated="231"/>
        </table:table-row>
        <table:table-row table:style-name="ro2" table:number-rows-repeated="104852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scale-to="7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17:36:15.72623491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arc_5f_modelli" style:display-name="PageStyle_arc_modelli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pMyAdmin 4.5.4.1deb2ubuntu2</meta:initial-creator>
    <meta:creation-date>2017-06-01T11:59:45</meta:creation-date>
    <dc:date>2017-09-04T17:49:01.718627951</dc:date>
    <meta:editing-cycles>8</meta:editing-cycles>
    <meta:editing-duration>PT1H59M26S</meta:editing-duration>
    <meta:generator>LibreOffice/5.1.6.2$Linux_X86_64 LibreOffice_project/10m0$Build-2</meta:generator>
    <meta:print-date>2017-06-06T14:02:59.788000000</meta:print-date>
    <meta:document-statistic meta:table-count="1" meta:cell-count="789" meta:object-count="0"/>
  </office:meta>
</office:document-meta>
</file>